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944cm" svg:y1="14.086cm" svg:x2="14.086cm" svg:y2="13.944cm">
          <text:p/>
        </draw:line>
        <draw:line draw:style-name="gr1" draw:layer="layout" svg:x1="12.95cm" svg:y1="14.087cm" svg:x2="14.087cm" svg:y2="12.95cm">
          <text:p/>
        </draw:line>
        <draw:line draw:style-name="gr1" draw:layer="layout" svg:x1="11.956cm" svg:y1="14.086cm" svg:x2="12.66cm" svg:y2="13.382cm">
          <text:p/>
        </draw:line>
        <draw:line draw:style-name="gr1" draw:layer="layout" svg:x1="13.382cm" svg:y1="12.66cm" svg:x2="14.086cm" svg:y2="11.956cm">
          <text:p/>
        </draw:line>
        <draw:line draw:style-name="gr1" draw:layer="layout" svg:x1="13.382cm" svg:y1="11.666cm" svg:x2="14.086cm" svg:y2="10.962cm">
          <text:p/>
        </draw:line>
        <draw:line draw:style-name="gr1" draw:layer="layout" svg:x1="10.962cm" svg:y1="14.086cm" svg:x2="11.666cm" svg:y2="13.382cm">
          <text:p/>
        </draw:line>
        <draw:line draw:style-name="gr1" draw:layer="layout" svg:x1="9.967cm" svg:y1="14.086cm" svg:x2="10.671cm" svg:y2="13.382cm">
          <text:p/>
        </draw:line>
        <draw:line draw:style-name="gr1" draw:layer="layout" svg:x1="13.382cm" svg:y1="10.671cm" svg:x2="14.086cm" svg:y2="9.967cm">
          <text:p/>
        </draw:line>
        <draw:line draw:style-name="gr1" draw:layer="layout" svg:x1="13.382cm" svg:y1="9.677cm" svg:x2="14.086cm" svg:y2="8.973cm">
          <text:p/>
        </draw:line>
        <draw:line draw:style-name="gr1" draw:layer="layout" svg:x1="8.973cm" svg:y1="14.086cm" svg:x2="9.677cm" svg:y2="13.382cm">
          <text:p/>
        </draw:line>
        <draw:line draw:style-name="gr1" draw:layer="layout" svg:x1="7.979cm" svg:y1="14.086cm" svg:x2="8.683cm" svg:y2="13.382cm">
          <text:p/>
        </draw:line>
        <draw:line draw:style-name="gr1" draw:layer="layout" svg:x1="13.382cm" svg:y1="8.683cm" svg:x2="14.086cm" svg:y2="7.979cm">
          <text:p/>
        </draw:line>
        <draw:line draw:style-name="gr1" draw:layer="layout" svg:x1="13.382cm" svg:y1="7.689cm" svg:x2="14.086cm" svg:y2="6.985cm">
          <text:p/>
        </draw:line>
        <draw:line draw:style-name="gr1" draw:layer="layout" svg:x1="6.985cm" svg:y1="14.086cm" svg:x2="7.689cm" svg:y2="13.382cm">
          <text:p/>
        </draw:line>
        <draw:line draw:style-name="gr1" draw:layer="layout" svg:x1="5.991cm" svg:y1="14.086cm" svg:x2="6.695cm" svg:y2="13.382cm">
          <text:p/>
        </draw:line>
        <draw:line draw:style-name="gr1" draw:layer="layout" svg:x1="13.382cm" svg:y1="6.695cm" svg:x2="14.086cm" svg:y2="5.991cm">
          <text:p/>
        </draw:line>
        <draw:line draw:style-name="gr1" draw:layer="layout" svg:x1="13.382cm" svg:y1="5.701cm" svg:x2="14.086cm" svg:y2="4.997cm">
          <text:p/>
        </draw:line>
        <draw:line draw:style-name="gr1" draw:layer="layout" svg:x1="4.997cm" svg:y1="14.086cm" svg:x2="5.701cm" svg:y2="13.382cm">
          <text:p/>
        </draw:line>
        <draw:line draw:style-name="gr1" draw:layer="layout" svg:x1="4.003cm" svg:y1="14.086cm" svg:x2="4.707cm" svg:y2="13.382cm">
          <text:p/>
        </draw:line>
        <draw:line draw:style-name="gr1" draw:layer="layout" svg:x1="13.382cm" svg:y1="4.707cm" svg:x2="14.086cm" svg:y2="4.003cm">
          <text:p/>
        </draw:line>
        <draw:line draw:style-name="gr1" draw:layer="layout" svg:x1="13.382cm" svg:y1="3.712cm" svg:x2="14.086cm" svg:y2="3.008cm">
          <text:p/>
        </draw:line>
        <draw:line draw:style-name="gr1" draw:layer="layout" svg:x1="3.008cm" svg:y1="14.086cm" svg:x2="3.712cm" svg:y2="13.382cm">
          <text:p/>
        </draw:line>
        <draw:line draw:style-name="gr1" draw:layer="layout" svg:x1="2.014cm" svg:y1="14.086cm" svg:x2="2.718cm" svg:y2="13.382cm">
          <text:p/>
        </draw:line>
        <draw:line draw:style-name="gr1" draw:layer="layout" svg:x1="13.382cm" svg:y1="2.718cm" svg:x2="14.086cm" svg:y2="2.014cm">
          <text:p/>
        </draw:line>
        <draw:line draw:style-name="gr1" draw:layer="layout" svg:x1="13.382cm" svg:y1="1.724cm" svg:x2="14.086cm" svg:y2="1.02cm">
          <text:p/>
        </draw:line>
        <draw:line draw:style-name="gr1" draw:layer="layout" svg:x1="1.02cm" svg:y1="14.086cm" svg:x2="1.724cm" svg:y2="13.382cm">
          <text:p/>
        </draw:line>
        <draw:line draw:style-name="gr1" draw:layer="layout" svg:x1="0.026cm" svg:y1="14.086cm" svg:x2="0.73cm" svg:y2="13.382cm">
          <text:p/>
        </draw:line>
        <draw:line draw:style-name="gr1" draw:layer="layout" svg:x1="13.382cm" svg:y1="0.73cm" svg:x2="14.086cm" svg:y2="0.026cm">
          <text:p/>
        </draw:line>
        <draw:line draw:style-name="gr1" draw:layer="layout" svg:x1="12.388cm" svg:y1="0.73cm" svg:x2="13.092cm" svg:y2="0.026cm">
          <text:p/>
        </draw:line>
        <draw:line draw:style-name="gr1" draw:layer="layout" svg:x1="0.026cm" svg:y1="13.092cm" svg:x2="0.73cm" svg:y2="12.388cm">
          <text:p/>
        </draw:line>
        <draw:line draw:style-name="gr1" draw:layer="layout" svg:x1="0.026cm" svg:y1="12.098cm" svg:x2="0.73cm" svg:y2="11.394cm">
          <text:p/>
        </draw:line>
        <draw:line draw:style-name="gr1" draw:layer="layout" svg:x1="11.394cm" svg:y1="0.73cm" svg:x2="12.098cm" svg:y2="0.026cm">
          <text:p/>
        </draw:line>
        <draw:line draw:style-name="gr1" draw:layer="layout" svg:x1="10.4cm" svg:y1="0.73cm" svg:x2="11.104cm" svg:y2="0.026cm">
          <text:p/>
        </draw:line>
        <draw:line draw:style-name="gr1" draw:layer="layout" svg:x1="0.026cm" svg:y1="11.104cm" svg:x2="0.73cm" svg:y2="10.4cm">
          <text:p/>
        </draw:line>
        <draw:line draw:style-name="gr1" draw:layer="layout" svg:x1="0.026cm" svg:y1="10.11cm" svg:x2="0.73cm" svg:y2="9.406cm">
          <text:p/>
        </draw:line>
        <draw:line draw:style-name="gr1" draw:layer="layout" svg:x1="9.406cm" svg:y1="0.73cm" svg:x2="10.11cm" svg:y2="0.026cm">
          <text:p/>
        </draw:line>
        <draw:line draw:style-name="gr1" draw:layer="layout" svg:x1="8.412cm" svg:y1="0.73cm" svg:x2="9.116cm" svg:y2="0.026cm">
          <text:p/>
        </draw:line>
        <draw:line draw:style-name="gr1" draw:layer="layout" svg:x1="0.026cm" svg:y1="9.116cm" svg:x2="0.73cm" svg:y2="8.412cm">
          <text:p/>
        </draw:line>
        <draw:line draw:style-name="gr1" draw:layer="layout" svg:x1="0.026cm" svg:y1="8.122cm" svg:x2="0.73cm" svg:y2="7.418cm">
          <text:p/>
        </draw:line>
        <draw:line draw:style-name="gr1" draw:layer="layout" svg:x1="7.418cm" svg:y1="0.73cm" svg:x2="8.122cm" svg:y2="0.026cm">
          <text:p/>
        </draw:line>
        <draw:line draw:style-name="gr1" draw:layer="layout" svg:x1="6.423cm" svg:y1="0.73cm" svg:x2="7.127cm" svg:y2="0.026cm">
          <text:p/>
        </draw:line>
        <draw:line draw:style-name="gr1" draw:layer="layout" svg:x1="0.026cm" svg:y1="7.127cm" svg:x2="0.73cm" svg:y2="6.423cm">
          <text:p/>
        </draw:line>
        <draw:line draw:style-name="gr1" draw:layer="layout" svg:x1="0.026cm" svg:y1="6.133cm" svg:x2="0.73cm" svg:y2="5.429cm">
          <text:p/>
        </draw:line>
        <draw:line draw:style-name="gr1" draw:layer="layout" svg:x1="5.429cm" svg:y1="0.73cm" svg:x2="6.133cm" svg:y2="0.026cm">
          <text:p/>
        </draw:line>
        <draw:line draw:style-name="gr1" draw:layer="layout" svg:x1="4.435cm" svg:y1="0.73cm" svg:x2="5.139cm" svg:y2="0.026cm">
          <text:p/>
        </draw:line>
        <draw:line draw:style-name="gr1" draw:layer="layout" svg:x1="0.026cm" svg:y1="5.139cm" svg:x2="0.73cm" svg:y2="4.435cm">
          <text:p/>
        </draw:line>
        <draw:line draw:style-name="gr1" draw:layer="layout" svg:x1="0.026cm" svg:y1="4.145cm" svg:x2="0.73cm" svg:y2="3.441cm">
          <text:p/>
        </draw:line>
        <draw:line draw:style-name="gr1" draw:layer="layout" svg:x1="3.441cm" svg:y1="0.73cm" svg:x2="4.145cm" svg:y2="0.026cm">
          <text:p/>
        </draw:line>
        <draw:line draw:style-name="gr1" draw:layer="layout" svg:x1="2.447cm" svg:y1="0.73cm" svg:x2="3.151cm" svg:y2="0.026cm">
          <text:p/>
        </draw:line>
        <draw:line draw:style-name="gr1" draw:layer="layout" svg:x1="0.026cm" svg:y1="3.151cm" svg:x2="0.73cm" svg:y2="2.447cm">
          <text:p/>
        </draw:line>
        <draw:line draw:style-name="gr1" draw:layer="layout" svg:x1="0.026cm" svg:y1="2.156cm" svg:x2="0.73cm" svg:y2="1.452cm">
          <text:p/>
        </draw:line>
        <draw:line draw:style-name="gr1" draw:layer="layout" svg:x1="1.452cm" svg:y1="0.73cm" svg:x2="2.156cm" svg:y2="0.026cm">
          <text:p/>
        </draw:line>
        <draw:line draw:style-name="gr1" draw:layer="layout" svg:x1="0.026cm" svg:y1="1.163cm" svg:x2="1.163cm" svg:y2="0.026cm">
          <text:p/>
        </draw:line>
        <draw:line draw:style-name="gr1" draw:layer="layout" svg:x1="0.026cm" svg:y1="0.168cm" svg:x2="0.168cm" svg:y2="0.026cm">
          <text:p/>
        </draw:line>
        <draw:line draw:style-name="gr1" draw:layer="layout" svg:x1="13.696cm" svg:y1="14.087cm" svg:x2="14.087cm" svg:y2="13.696cm">
          <text:p/>
        </draw:line>
        <draw:line draw:style-name="gr1" draw:layer="layout" svg:x1="12.701cm" svg:y1="14.086cm" svg:x2="14.086cm" svg:y2="12.701cm">
          <text:p/>
        </draw:line>
        <draw:line draw:style-name="gr1" draw:layer="layout" svg:x1="13.382cm" svg:y1="12.411cm" svg:x2="14.086cm" svg:y2="11.707cm">
          <text:p/>
        </draw:line>
        <draw:line draw:style-name="gr1" draw:layer="layout" svg:x1="11.707cm" svg:y1="14.086cm" svg:x2="12.411cm" svg:y2="13.382cm">
          <text:p/>
        </draw:line>
        <draw:line draw:style-name="gr1" draw:layer="layout" svg:x1="10.713cm" svg:y1="14.086cm" svg:x2="11.417cm" svg:y2="13.382cm">
          <text:p/>
        </draw:line>
        <draw:line draw:style-name="gr1" draw:layer="layout" svg:x1="13.382cm" svg:y1="11.417cm" svg:x2="14.086cm" svg:y2="10.713cm">
          <text:p/>
        </draw:line>
        <draw:line draw:style-name="gr1" draw:layer="layout" svg:x1="13.382cm" svg:y1="10.423cm" svg:x2="14.086cm" svg:y2="9.719cm">
          <text:p/>
        </draw:line>
        <draw:line draw:style-name="gr1" draw:layer="layout" svg:x1="9.719cm" svg:y1="14.086cm" svg:x2="10.423cm" svg:y2="13.382cm">
          <text:p/>
        </draw:line>
        <draw:line draw:style-name="gr1" draw:layer="layout" svg:x1="8.725cm" svg:y1="14.086cm" svg:x2="9.429cm" svg:y2="13.382cm">
          <text:p/>
        </draw:line>
        <draw:line draw:style-name="gr1" draw:layer="layout" svg:x1="13.382cm" svg:y1="9.429cm" svg:x2="14.086cm" svg:y2="8.725cm">
          <text:p/>
        </draw:line>
        <draw:line draw:style-name="gr1" draw:layer="layout" svg:x1="13.382cm" svg:y1="8.434cm" svg:x2="14.086cm" svg:y2="7.73cm">
          <text:p/>
        </draw:line>
        <draw:line draw:style-name="gr1" draw:layer="layout" svg:x1="7.73cm" svg:y1="14.086cm" svg:x2="8.434cm" svg:y2="13.382cm">
          <text:p/>
        </draw:line>
        <draw:line draw:style-name="gr1" draw:layer="layout" svg:x1="6.736cm" svg:y1="14.086cm" svg:x2="7.44cm" svg:y2="13.382cm">
          <text:p/>
        </draw:line>
        <draw:line draw:style-name="gr1" draw:layer="layout" svg:x1="13.382cm" svg:y1="7.44cm" svg:x2="14.086cm" svg:y2="6.736cm">
          <text:p/>
        </draw:line>
        <draw:line draw:style-name="gr1" draw:layer="layout" svg:x1="13.382cm" svg:y1="6.446cm" svg:x2="14.086cm" svg:y2="5.742cm">
          <text:p/>
        </draw:line>
        <draw:line draw:style-name="gr1" draw:layer="layout" svg:x1="5.742cm" svg:y1="14.086cm" svg:x2="6.446cm" svg:y2="13.382cm">
          <text:p/>
        </draw:line>
        <draw:line draw:style-name="gr1" draw:layer="layout" svg:x1="4.748cm" svg:y1="14.086cm" svg:x2="5.452cm" svg:y2="13.382cm">
          <text:p/>
        </draw:line>
        <draw:line draw:style-name="gr1" draw:layer="layout" svg:x1="13.382cm" svg:y1="5.452cm" svg:x2="14.086cm" svg:y2="4.748cm">
          <text:p/>
        </draw:line>
        <draw:line draw:style-name="gr1" draw:layer="layout" svg:x1="13.382cm" svg:y1="4.458cm" svg:x2="14.086cm" svg:y2="3.754cm">
          <text:p/>
        </draw:line>
        <draw:line draw:style-name="gr1" draw:layer="layout" svg:x1="3.754cm" svg:y1="14.086cm" svg:x2="4.458cm" svg:y2="13.382cm">
          <text:p/>
        </draw:line>
        <draw:line draw:style-name="gr1" draw:layer="layout" svg:x1="2.76cm" svg:y1="14.086cm" svg:x2="3.464cm" svg:y2="13.382cm">
          <text:p/>
        </draw:line>
        <draw:line draw:style-name="gr1" draw:layer="layout" svg:x1="13.382cm" svg:y1="3.464cm" svg:x2="14.086cm" svg:y2="2.76cm">
          <text:p/>
        </draw:line>
        <draw:line draw:style-name="gr1" draw:layer="layout" svg:x1="13.382cm" svg:y1="2.47cm" svg:x2="14.086cm" svg:y2="1.766cm">
          <text:p/>
        </draw:line>
        <draw:line draw:style-name="gr1" draw:layer="layout" svg:x1="1.766cm" svg:y1="14.086cm" svg:x2="2.47cm" svg:y2="13.382cm">
          <text:p/>
        </draw:line>
        <draw:line draw:style-name="gr1" draw:layer="layout" svg:x1="0.772cm" svg:y1="14.086cm" svg:x2="1.476cm" svg:y2="13.382cm">
          <text:p/>
        </draw:line>
        <draw:line draw:style-name="gr1" draw:layer="layout" svg:x1="13.382cm" svg:y1="1.476cm" svg:x2="14.086cm" svg:y2="0.772cm">
          <text:p/>
        </draw:line>
        <draw:line draw:style-name="gr1" draw:layer="layout" svg:x1="13.134cm" svg:y1="0.73cm" svg:x2="13.838cm" svg:y2="0.026cm">
          <text:p/>
        </draw:line>
        <draw:line draw:style-name="gr1" draw:layer="layout" svg:x1="0.026cm" svg:y1="13.838cm" svg:x2="0.73cm" svg:y2="13.134cm">
          <text:p/>
        </draw:line>
        <draw:line draw:style-name="gr1" draw:layer="layout" svg:x1="0.026cm" svg:y1="12.843cm" svg:x2="0.73cm" svg:y2="12.139cm">
          <text:p/>
        </draw:line>
        <draw:line draw:style-name="gr1" draw:layer="layout" svg:x1="12.139cm" svg:y1="0.73cm" svg:x2="12.843cm" svg:y2="0.026cm">
          <text:p/>
        </draw:line>
        <draw:line draw:style-name="gr1" draw:layer="layout" svg:x1="11.145cm" svg:y1="0.73cm" svg:x2="11.849cm" svg:y2="0.026cm">
          <text:p/>
        </draw:line>
        <draw:line draw:style-name="gr1" draw:layer="layout" svg:x1="0.026cm" svg:y1="11.849cm" svg:x2="0.73cm" svg:y2="11.145cm">
          <text:p/>
        </draw:line>
        <draw:line draw:style-name="gr1" draw:layer="layout" svg:x1="0.026cm" svg:y1="10.855cm" svg:x2="0.73cm" svg:y2="10.151cm">
          <text:p/>
        </draw:line>
        <draw:line draw:style-name="gr1" draw:layer="layout" svg:x1="10.151cm" svg:y1="0.73cm" svg:x2="10.855cm" svg:y2="0.026cm">
          <text:p/>
        </draw:line>
        <draw:line draw:style-name="gr1" draw:layer="layout" svg:x1="9.157cm" svg:y1="0.73cm" svg:x2="9.861cm" svg:y2="0.026cm">
          <text:p/>
        </draw:line>
        <draw:line draw:style-name="gr1" draw:layer="layout" svg:x1="0.026cm" svg:y1="9.861cm" svg:x2="0.73cm" svg:y2="9.157cm">
          <text:p/>
        </draw:line>
        <draw:line draw:style-name="gr1" draw:layer="layout" svg:x1="0.026cm" svg:y1="8.867cm" svg:x2="0.73cm" svg:y2="8.163cm">
          <text:p/>
        </draw:line>
        <draw:line draw:style-name="gr1" draw:layer="layout" svg:x1="8.163cm" svg:y1="0.73cm" svg:x2="8.867cm" svg:y2="0.026cm">
          <text:p/>
        </draw:line>
        <draw:line draw:style-name="gr1" draw:layer="layout" svg:x1="7.169cm" svg:y1="0.73cm" svg:x2="7.873cm" svg:y2="0.026cm">
          <text:p/>
        </draw:line>
        <draw:line draw:style-name="gr1" draw:layer="layout" svg:x1="0.026cm" svg:y1="7.873cm" svg:x2="0.73cm" svg:y2="7.169cm">
          <text:p/>
        </draw:line>
        <draw:line draw:style-name="gr1" draw:layer="layout" svg:x1="0.026cm" svg:y1="6.879cm" svg:x2="0.73cm" svg:y2="6.175cm">
          <text:p/>
        </draw:line>
        <draw:line draw:style-name="gr1" draw:layer="layout" svg:x1="6.175cm" svg:y1="0.73cm" svg:x2="6.879cm" svg:y2="0.026cm">
          <text:p/>
        </draw:line>
        <draw:line draw:style-name="gr1" draw:layer="layout" svg:x1="5.181cm" svg:y1="0.73cm" svg:x2="5.885cm" svg:y2="0.026cm">
          <text:p/>
        </draw:line>
        <draw:line draw:style-name="gr1" draw:layer="layout" svg:x1="0.026cm" svg:y1="5.885cm" svg:x2="0.73cm" svg:y2="5.181cm">
          <text:p/>
        </draw:line>
        <draw:line draw:style-name="gr1" draw:layer="layout" svg:x1="0.026cm" svg:y1="4.89cm" svg:x2="0.73cm" svg:y2="4.186cm">
          <text:p/>
        </draw:line>
        <draw:line draw:style-name="gr1" draw:layer="layout" svg:x1="4.186cm" svg:y1="0.73cm" svg:x2="4.89cm" svg:y2="0.026cm">
          <text:p/>
        </draw:line>
        <draw:line draw:style-name="gr1" draw:layer="layout" svg:x1="3.192cm" svg:y1="0.73cm" svg:x2="3.896cm" svg:y2="0.026cm">
          <text:p/>
        </draw:line>
        <draw:line draw:style-name="gr1" draw:layer="layout" svg:x1="0.026cm" svg:y1="3.896cm" svg:x2="0.73cm" svg:y2="3.192cm">
          <text:p/>
        </draw:line>
        <draw:line draw:style-name="gr1" draw:layer="layout" svg:x1="0.026cm" svg:y1="2.902cm" svg:x2="0.73cm" svg:y2="2.198cm">
          <text:p/>
        </draw:line>
        <draw:line draw:style-name="gr1" draw:layer="layout" svg:x1="2.198cm" svg:y1="0.73cm" svg:x2="2.902cm" svg:y2="0.026cm">
          <text:p/>
        </draw:line>
        <draw:line draw:style-name="gr1" draw:layer="layout" svg:x1="1.204cm" svg:y1="0.73cm" svg:x2="1.908cm" svg:y2="0.026cm">
          <text:p/>
        </draw:line>
        <draw:line draw:style-name="gr1" draw:layer="layout" svg:x1="0.026cm" svg:y1="1.908cm" svg:x2="0.73cm" svg:y2="1.204cm">
          <text:p/>
        </draw:line>
        <draw:line draw:style-name="gr1" draw:layer="layout" svg:x1="0.026cm" svg:y1="0.914cm" svg:x2="0.914cm" svg:y2="0.026cm">
          <text:p/>
        </draw:line>
        <draw:line draw:style-name="gr1" draw:layer="layout" svg:x1="13.447cm" svg:y1="14.087cm" svg:x2="14.087cm" svg:y2="13.447cm">
          <text:p/>
        </draw:line>
        <draw:line draw:style-name="gr1" draw:layer="layout" svg:x1="12.453cm" svg:y1="14.086cm" svg:x2="13.157cm" svg:y2="13.382cm">
          <text:p/>
        </draw:line>
        <draw:line draw:style-name="gr1" draw:layer="layout" svg:x1="13.382cm" svg:y1="13.157cm" svg:x2="14.086cm" svg:y2="12.453cm">
          <text:p/>
        </draw:line>
        <draw:line draw:style-name="gr1" draw:layer="layout" svg:x1="13.382cm" svg:y1="12.163cm" svg:x2="14.086cm" svg:y2="11.459cm">
          <text:p/>
        </draw:line>
        <draw:line draw:style-name="gr1" draw:layer="layout" svg:x1="11.459cm" svg:y1="14.086cm" svg:x2="12.163cm" svg:y2="13.382cm">
          <text:p/>
        </draw:line>
        <draw:line draw:style-name="gr1" draw:layer="layout" svg:x1="10.464cm" svg:y1="14.086cm" svg:x2="11.168cm" svg:y2="13.382cm">
          <text:p/>
        </draw:line>
        <draw:line draw:style-name="gr1" draw:layer="layout" svg:x1="13.382cm" svg:y1="11.168cm" svg:x2="14.086cm" svg:y2="10.464cm">
          <text:p/>
        </draw:line>
        <draw:line draw:style-name="gr1" draw:layer="layout" svg:x1="13.382cm" svg:y1="10.174cm" svg:x2="14.086cm" svg:y2="9.47cm">
          <text:p/>
        </draw:line>
        <draw:line draw:style-name="gr1" draw:layer="layout" svg:x1="9.47cm" svg:y1="14.086cm" svg:x2="10.174cm" svg:y2="13.382cm">
          <text:p/>
        </draw:line>
        <draw:line draw:style-name="gr1" draw:layer="layout" svg:x1="8.476cm" svg:y1="14.086cm" svg:x2="9.18cm" svg:y2="13.382cm">
          <text:p/>
        </draw:line>
        <draw:line draw:style-name="gr1" draw:layer="layout" svg:x1="13.382cm" svg:y1="9.18cm" svg:x2="14.086cm" svg:y2="8.476cm">
          <text:p/>
        </draw:line>
        <draw:line draw:style-name="gr1" draw:layer="layout" svg:x1="13.382cm" svg:y1="8.186cm" svg:x2="14.086cm" svg:y2="7.482cm">
          <text:p/>
        </draw:line>
        <draw:line draw:style-name="gr1" draw:layer="layout" svg:x1="7.482cm" svg:y1="14.086cm" svg:x2="8.186cm" svg:y2="13.382cm">
          <text:p/>
        </draw:line>
        <draw:line draw:style-name="gr1" draw:layer="layout" svg:x1="6.488cm" svg:y1="14.086cm" svg:x2="7.192cm" svg:y2="13.382cm">
          <text:p/>
        </draw:line>
        <draw:line draw:style-name="gr1" draw:layer="layout" svg:x1="13.382cm" svg:y1="7.192cm" svg:x2="14.086cm" svg:y2="6.488cm">
          <text:p/>
        </draw:line>
        <draw:line draw:style-name="gr1" draw:layer="layout" svg:x1="13.382cm" svg:y1="6.198cm" svg:x2="14.086cm" svg:y2="5.494cm">
          <text:p/>
        </draw:line>
        <draw:line draw:style-name="gr1" draw:layer="layout" svg:x1="5.494cm" svg:y1="14.086cm" svg:x2="6.198cm" svg:y2="13.382cm">
          <text:p/>
        </draw:line>
        <draw:line draw:style-name="gr1" draw:layer="layout" svg:x1="4.5cm" svg:y1="14.086cm" svg:x2="5.204cm" svg:y2="13.382cm">
          <text:p/>
        </draw:line>
        <draw:line draw:style-name="gr1" draw:layer="layout" svg:x1="13.382cm" svg:y1="5.204cm" svg:x2="14.086cm" svg:y2="4.5cm">
          <text:p/>
        </draw:line>
        <draw:line draw:style-name="gr1" draw:layer="layout" svg:x1="13.382cm" svg:y1="4.21cm" svg:x2="14.086cm" svg:y2="3.506cm">
          <text:p/>
        </draw:line>
        <draw:line draw:style-name="gr1" draw:layer="layout" svg:x1="3.506cm" svg:y1="14.086cm" svg:x2="4.21cm" svg:y2="13.382cm">
          <text:p/>
        </draw:line>
        <draw:line draw:style-name="gr1" draw:layer="layout" svg:x1="2.511cm" svg:y1="14.086cm" svg:x2="3.215cm" svg:y2="13.382cm">
          <text:p/>
        </draw:line>
        <draw:line draw:style-name="gr1" draw:layer="layout" svg:x1="13.382cm" svg:y1="3.215cm" svg:x2="14.086cm" svg:y2="2.511cm">
          <text:p/>
        </draw:line>
        <draw:line draw:style-name="gr1" draw:layer="layout" svg:x1="13.382cm" svg:y1="2.221cm" svg:x2="14.086cm" svg:y2="1.517cm">
          <text:p/>
        </draw:line>
        <draw:line draw:style-name="gr1" draw:layer="layout" svg:x1="1.517cm" svg:y1="14.086cm" svg:x2="2.221cm" svg:y2="13.382cm">
          <text:p/>
        </draw:line>
        <draw:line draw:style-name="gr1" draw:layer="layout" svg:x1="0.523cm" svg:y1="14.086cm" svg:x2="1.227cm" svg:y2="13.382cm">
          <text:p/>
        </draw:line>
        <draw:line draw:style-name="gr1" draw:layer="layout" svg:x1="13.382cm" svg:y1="1.227cm" svg:x2="14.086cm" svg:y2="0.523cm">
          <text:p/>
        </draw:line>
        <draw:line draw:style-name="gr1" draw:layer="layout" svg:x1="12.885cm" svg:y1="0.73cm" svg:x2="13.589cm" svg:y2="0.026cm">
          <text:p/>
        </draw:line>
        <draw:line draw:style-name="gr1" draw:layer="layout" svg:x1="0.026cm" svg:y1="13.589cm" svg:x2="0.73cm" svg:y2="12.885cm">
          <text:p/>
        </draw:line>
        <draw:line draw:style-name="gr1" draw:layer="layout" svg:x1="0.026cm" svg:y1="12.595cm" svg:x2="0.73cm" svg:y2="11.891cm">
          <text:p/>
        </draw:line>
        <draw:line draw:style-name="gr1" draw:layer="layout" svg:x1="11.891cm" svg:y1="0.73cm" svg:x2="12.595cm" svg:y2="0.026cm">
          <text:p/>
        </draw:line>
        <draw:line draw:style-name="gr1" draw:layer="layout" svg:x1="10.897cm" svg:y1="0.73cm" svg:x2="11.601cm" svg:y2="0.026cm">
          <text:p/>
        </draw:line>
        <draw:line draw:style-name="gr1" draw:layer="layout" svg:x1="0.026cm" svg:y1="11.601cm" svg:x2="0.73cm" svg:y2="10.897cm">
          <text:p/>
        </draw:line>
        <draw:line draw:style-name="gr1" draw:layer="layout" svg:x1="0.026cm" svg:y1="10.607cm" svg:x2="0.73cm" svg:y2="9.903cm">
          <text:p/>
        </draw:line>
        <draw:line draw:style-name="gr1" draw:layer="layout" svg:x1="9.903cm" svg:y1="0.73cm" svg:x2="10.607cm" svg:y2="0.026cm">
          <text:p/>
        </draw:line>
        <draw:line draw:style-name="gr1" draw:layer="layout" svg:x1="8.909cm" svg:y1="0.73cm" svg:x2="9.613cm" svg:y2="0.026cm">
          <text:p/>
        </draw:line>
        <draw:line draw:style-name="gr1" draw:layer="layout" svg:x1="0.026cm" svg:y1="9.613cm" svg:x2="0.73cm" svg:y2="8.909cm">
          <text:p/>
        </draw:line>
        <draw:line draw:style-name="gr1" draw:layer="layout" svg:x1="0.026cm" svg:y1="8.619cm" svg:x2="0.73cm" svg:y2="7.915cm">
          <text:p/>
        </draw:line>
        <draw:line draw:style-name="gr1" draw:layer="layout" svg:x1="7.915cm" svg:y1="0.73cm" svg:x2="8.619cm" svg:y2="0.026cm">
          <text:p/>
        </draw:line>
        <draw:line draw:style-name="gr1" draw:layer="layout" svg:x1="6.92cm" svg:y1="0.73cm" svg:x2="7.624cm" svg:y2="0.026cm">
          <text:p/>
        </draw:line>
        <draw:line draw:style-name="gr1" draw:layer="layout" svg:x1="0.026cm" svg:y1="7.624cm" svg:x2="0.73cm" svg:y2="6.92cm">
          <text:p/>
        </draw:line>
        <draw:line draw:style-name="gr1" draw:layer="layout" svg:x1="0.026cm" svg:y1="6.63cm" svg:x2="0.73cm" svg:y2="5.926cm">
          <text:p/>
        </draw:line>
        <draw:line draw:style-name="gr1" draw:layer="layout" svg:x1="5.926cm" svg:y1="0.73cm" svg:x2="6.63cm" svg:y2="0.026cm">
          <text:p/>
        </draw:line>
        <draw:line draw:style-name="gr1" draw:layer="layout" svg:x1="4.932cm" svg:y1="0.73cm" svg:x2="5.636cm" svg:y2="0.026cm">
          <text:p/>
        </draw:line>
        <draw:line draw:style-name="gr1" draw:layer="layout" svg:x1="0.026cm" svg:y1="5.636cm" svg:x2="0.73cm" svg:y2="4.932cm">
          <text:p/>
        </draw:line>
        <draw:line draw:style-name="gr1" draw:layer="layout" svg:x1="0.026cm" svg:y1="4.642cm" svg:x2="0.73cm" svg:y2="3.938cm">
          <text:p/>
        </draw:line>
        <draw:line draw:style-name="gr1" draw:layer="layout" svg:x1="3.938cm" svg:y1="0.73cm" svg:x2="4.642cm" svg:y2="0.026cm">
          <text:p/>
        </draw:line>
        <draw:line draw:style-name="gr1" draw:layer="layout" svg:x1="2.944cm" svg:y1="0.73cm" svg:x2="3.648cm" svg:y2="0.026cm">
          <text:p/>
        </draw:line>
        <draw:line draw:style-name="gr1" draw:layer="layout" svg:x1="0.026cm" svg:y1="3.648cm" svg:x2="0.73cm" svg:y2="2.944cm">
          <text:p/>
        </draw:line>
        <draw:line draw:style-name="gr1" draw:layer="layout" svg:x1="0.026cm" svg:y1="2.653cm" svg:x2="0.73cm" svg:y2="1.949cm">
          <text:p/>
        </draw:line>
        <draw:line draw:style-name="gr1" draw:layer="layout" svg:x1="1.949cm" svg:y1="0.73cm" svg:x2="2.653cm" svg:y2="0.026cm">
          <text:p/>
        </draw:line>
        <draw:line draw:style-name="gr1" draw:layer="layout" svg:x1="0.955cm" svg:y1="0.73cm" svg:x2="1.659cm" svg:y2="0.026cm">
          <text:p/>
        </draw:line>
        <draw:line draw:style-name="gr1" draw:layer="layout" svg:x1="0.026cm" svg:y1="1.659cm" svg:x2="0.73cm" svg:y2="0.955cm">
          <text:p/>
        </draw:line>
        <draw:line draw:style-name="gr1" draw:layer="layout" svg:x1="0.026cm" svg:y1="0.666cm" svg:x2="0.666cm" svg:y2="0.026cm">
          <text:p/>
        </draw:line>
        <draw:line draw:style-name="gr1" draw:layer="layout" svg:x1="13.385cm" svg:y1="14.025cm" svg:x2="13.436cm" svg:y2="13.974cm">
          <text:p/>
        </draw:line>
        <draw:line draw:style-name="gr1" draw:layer="layout" svg:x1="13.633cm" svg:y1="13.776cm" svg:x2="13.684cm" svg:y2="13.725cm">
          <text:p/>
        </draw:line>
        <draw:line draw:style-name="gr1" draw:layer="layout" svg:x1="13.882cm" svg:y1="13.527cm" svg:x2="13.933cm" svg:y2="13.476cm">
          <text:p/>
        </draw:line>
        <draw:line draw:style-name="gr1" draw:layer="layout" svg:x1="12.391cm" svg:y1="14.025cm" svg:x2="12.442cm" svg:y2="13.974cm">
          <text:p/>
        </draw:line>
        <draw:line draw:style-name="gr1" draw:layer="layout" svg:x1="12.639cm" svg:y1="13.776cm" svg:x2="12.69cm" svg:y2="13.725cm">
          <text:p/>
        </draw:line>
        <draw:line draw:style-name="gr1" draw:layer="layout" svg:x1="12.888cm" svg:y1="13.527cm" svg:x2="12.939cm" svg:y2="13.476cm">
          <text:p/>
        </draw:line>
        <draw:line draw:style-name="gr1" draw:layer="layout" svg:x1="13.385cm" svg:y1="13.029cm" svg:x2="13.436cm" svg:y2="12.979cm">
          <text:p/>
        </draw:line>
        <draw:line draw:style-name="gr1" draw:layer="layout" svg:x1="13.633cm" svg:y1="12.782cm" svg:x2="13.684cm" svg:y2="12.731cm">
          <text:p/>
        </draw:line>
        <draw:line draw:style-name="gr1" draw:layer="layout" svg:x1="13.882cm" svg:y1="12.532cm" svg:x2="13.933cm" svg:y2="12.482cm">
          <text:p/>
        </draw:line>
        <draw:line draw:style-name="gr1" draw:layer="layout" svg:x1="13.385cm" svg:y1="12.035cm" svg:x2="13.436cm" svg:y2="11.985cm">
          <text:p/>
        </draw:line>
        <draw:line draw:style-name="gr1" draw:layer="layout" svg:x1="13.633cm" svg:y1="11.788cm" svg:x2="13.684cm" svg:y2="11.737cm">
          <text:p/>
        </draw:line>
        <draw:line draw:style-name="gr1" draw:layer="layout" svg:x1="13.882cm" svg:y1="11.539cm" svg:x2="13.933cm" svg:y2="11.488cm">
          <text:p/>
        </draw:line>
        <draw:line draw:style-name="gr1" draw:layer="layout" svg:x1="11.396cm" svg:y1="14.025cm" svg:x2="11.447cm" svg:y2="13.974cm">
          <text:p/>
        </draw:line>
        <draw:line draw:style-name="gr1" draw:layer="layout" svg:x1="11.645cm" svg:y1="13.776cm" svg:x2="11.696cm" svg:y2="13.725cm">
          <text:p/>
        </draw:line>
        <draw:line draw:style-name="gr1" draw:layer="layout" svg:x1="11.894cm" svg:y1="13.527cm" svg:x2="11.945cm" svg:y2="13.476cm">
          <text:p/>
        </draw:line>
        <draw:line draw:style-name="gr1" draw:layer="layout" svg:x1="10.402cm" svg:y1="14.025cm" svg:x2="10.453cm" svg:y2="13.974cm">
          <text:p/>
        </draw:line>
        <draw:line draw:style-name="gr1" draw:layer="layout" svg:x1="10.651cm" svg:y1="13.776cm" svg:x2="10.702cm" svg:y2="13.725cm">
          <text:p/>
        </draw:line>
        <draw:line draw:style-name="gr1" draw:layer="layout" svg:x1="10.899cm" svg:y1="13.527cm" svg:x2="10.95cm" svg:y2="13.476cm">
          <text:p/>
        </draw:line>
        <draw:line draw:style-name="gr1" draw:layer="layout" svg:x1="13.385cm" svg:y1="11.042cm" svg:x2="13.436cm" svg:y2="10.991cm">
          <text:p/>
        </draw:line>
        <draw:line draw:style-name="gr1" draw:layer="layout" svg:x1="13.633cm" svg:y1="10.793cm" svg:x2="13.684cm" svg:y2="10.742cm">
          <text:p/>
        </draw:line>
        <draw:line draw:style-name="gr1" draw:layer="layout" svg:x1="13.882cm" svg:y1="10.545cm" svg:x2="13.933cm" svg:y2="10.494cm">
          <text:p/>
        </draw:line>
        <draw:line draw:style-name="gr1" draw:layer="layout" svg:x1="13.385cm" svg:y1="10.048cm" svg:x2="13.436cm" svg:y2="9.997cm">
          <text:p/>
        </draw:line>
        <draw:line draw:style-name="gr1" draw:layer="layout" svg:x1="13.633cm" svg:y1="9.799cm" svg:x2="13.684cm" svg:y2="9.748cm">
          <text:p/>
        </draw:line>
        <draw:line draw:style-name="gr1" draw:layer="layout" svg:x1="13.882cm" svg:y1="9.551cm" svg:x2="13.933cm" svg:y2="9.5cm">
          <text:p/>
        </draw:line>
        <draw:line draw:style-name="gr1" draw:layer="layout" svg:x1="9.408cm" svg:y1="14.025cm" svg:x2="9.459cm" svg:y2="13.974cm">
          <text:p/>
        </draw:line>
        <draw:line draw:style-name="gr1" draw:layer="layout" svg:x1="9.657cm" svg:y1="13.776cm" svg:x2="9.708cm" svg:y2="13.725cm">
          <text:p/>
        </draw:line>
        <draw:line draw:style-name="gr1" draw:layer="layout" svg:x1="9.905cm" svg:y1="13.527cm" svg:x2="9.956cm" svg:y2="13.476cm">
          <text:p/>
        </draw:line>
        <draw:line draw:style-name="gr1" draw:layer="layout" svg:x1="8.414cm" svg:y1="14.025cm" svg:x2="8.465cm" svg:y2="13.974cm">
          <text:p/>
        </draw:line>
        <draw:line draw:style-name="gr1" draw:layer="layout" svg:x1="8.662cm" svg:y1="13.776cm" svg:x2="8.713cm" svg:y2="13.725cm">
          <text:p/>
        </draw:line>
        <draw:line draw:style-name="gr1" draw:layer="layout" svg:x1="8.911cm" svg:y1="13.527cm" svg:x2="8.962cm" svg:y2="13.476cm">
          <text:p/>
        </draw:line>
        <draw:line draw:style-name="gr1" draw:layer="layout" svg:x1="13.385cm" svg:y1="9.054cm" svg:x2="13.436cm" svg:y2="9.003cm">
          <text:p/>
        </draw:line>
        <draw:line draw:style-name="gr1" draw:layer="layout" svg:x1="13.633cm" svg:y1="8.805cm" svg:x2="13.684cm" svg:y2="8.754cm">
          <text:p/>
        </draw:line>
        <draw:line draw:style-name="gr1" draw:layer="layout" svg:x1="13.882cm" svg:y1="8.556cm" svg:x2="13.933cm" svg:y2="8.505cm">
          <text:p/>
        </draw:line>
        <draw:line draw:style-name="gr1" draw:layer="layout" svg:x1="13.385cm" svg:y1="8.059cm" svg:x2="13.436cm" svg:y2="8.008cm">
          <text:p/>
        </draw:line>
        <draw:line draw:style-name="gr1" draw:layer="layout" svg:x1="13.633cm" svg:y1="7.811cm" svg:x2="13.684cm" svg:y2="7.76cm">
          <text:p/>
        </draw:line>
        <draw:line draw:style-name="gr1" draw:layer="layout" svg:x1="13.882cm" svg:y1="7.562cm" svg:x2="13.933cm" svg:y2="7.511cm">
          <text:p/>
        </draw:line>
        <draw:line draw:style-name="gr1" draw:layer="layout" svg:x1="7.42cm" svg:y1="14.025cm" svg:x2="7.471cm" svg:y2="13.974cm">
          <text:p/>
        </draw:line>
        <draw:line draw:style-name="gr1" draw:layer="layout" svg:x1="7.668cm" svg:y1="13.776cm" svg:x2="7.719cm" svg:y2="13.725cm">
          <text:p/>
        </draw:line>
        <draw:line draw:style-name="gr1" draw:layer="layout" svg:x1="7.917cm" svg:y1="13.527cm" svg:x2="7.968cm" svg:y2="13.476cm">
          <text:p/>
        </draw:line>
        <draw:line draw:style-name="gr1" draw:layer="layout" svg:x1="6.426cm" svg:y1="14.025cm" svg:x2="6.476cm" svg:y2="13.974cm">
          <text:p/>
        </draw:line>
        <draw:line draw:style-name="gr1" draw:layer="layout" svg:x1="6.674cm" svg:y1="13.776cm" svg:x2="6.725cm" svg:y2="13.725cm">
          <text:p/>
        </draw:line>
        <draw:line draw:style-name="gr1" draw:layer="layout" svg:x1="6.923cm" svg:y1="13.527cm" svg:x2="6.974cm" svg:y2="13.476cm">
          <text:p/>
        </draw:line>
        <draw:line draw:style-name="gr1" draw:layer="layout" svg:x1="13.385cm" svg:y1="7.065cm" svg:x2="13.436cm" svg:y2="7.014cm">
          <text:p/>
        </draw:line>
        <draw:line draw:style-name="gr1" draw:layer="layout" svg:x1="13.633cm" svg:y1="6.817cm" svg:x2="13.684cm" svg:y2="6.766cm">
          <text:p/>
        </draw:line>
        <draw:line draw:style-name="gr1" draw:layer="layout" svg:x1="13.882cm" svg:y1="6.568cm" svg:x2="13.933cm" svg:y2="6.517cm">
          <text:p/>
        </draw:line>
        <draw:line draw:style-name="gr1" draw:layer="layout" svg:x1="13.385cm" svg:y1="6.071cm" svg:x2="13.436cm" svg:y2="6.02cm">
          <text:p/>
        </draw:line>
        <draw:line draw:style-name="gr1" draw:layer="layout" svg:x1="13.633cm" svg:y1="5.823cm" svg:x2="13.684cm" svg:y2="5.772cm">
          <text:p/>
        </draw:line>
        <draw:line draw:style-name="gr1" draw:layer="layout" svg:x1="13.882cm" svg:y1="5.574cm" svg:x2="13.933cm" svg:y2="5.523cm">
          <text:p/>
        </draw:line>
        <draw:line draw:style-name="gr1" draw:layer="layout" svg:x1="5.432cm" svg:y1="14.025cm" svg:x2="5.482cm" svg:y2="13.974cm">
          <text:p/>
        </draw:line>
        <draw:line draw:style-name="gr1" draw:layer="layout" svg:x1="5.68cm" svg:y1="13.776cm" svg:x2="5.731cm" svg:y2="13.725cm">
          <text:p/>
        </draw:line>
        <draw:line draw:style-name="gr1" draw:layer="layout" svg:x1="5.929cm" svg:y1="13.527cm" svg:x2="5.979cm" svg:y2="13.476cm">
          <text:p/>
        </draw:line>
        <draw:line draw:style-name="gr1" draw:layer="layout" svg:x1="4.437cm" svg:y1="14.025cm" svg:x2="4.488cm" svg:y2="13.974cm">
          <text:p/>
        </draw:line>
        <draw:line draw:style-name="gr1" draw:layer="layout" svg:x1="4.686cm" svg:y1="13.776cm" svg:x2="4.737cm" svg:y2="13.725cm">
          <text:p/>
        </draw:line>
        <draw:line draw:style-name="gr1" draw:layer="layout" svg:x1="4.934cm" svg:y1="13.527cm" svg:x2="4.985cm" svg:y2="13.476cm">
          <text:p/>
        </draw:line>
        <draw:line draw:style-name="gr1" draw:layer="layout" svg:x1="13.385cm" svg:y1="5.077cm" svg:x2="13.436cm" svg:y2="5.026cm">
          <text:p/>
        </draw:line>
        <draw:line draw:style-name="gr1" draw:layer="layout" svg:x1="13.633cm" svg:y1="4.829cm" svg:x2="13.684cm" svg:y2="4.778cm">
          <text:p/>
        </draw:line>
        <draw:line draw:style-name="gr1" draw:layer="layout" svg:x1="13.882cm" svg:y1="4.58cm" svg:x2="13.933cm" svg:y2="4.529cm">
          <text:p/>
        </draw:line>
        <draw:line draw:style-name="gr1" draw:layer="layout" svg:x1="13.385cm" svg:y1="4.083cm" svg:x2="13.436cm" svg:y2="4.032cm">
          <text:p/>
        </draw:line>
        <draw:line draw:style-name="gr1" draw:layer="layout" svg:x1="13.633cm" svg:y1="3.834cm" svg:x2="13.684cm" svg:y2="3.784cm">
          <text:p/>
        </draw:line>
        <draw:line draw:style-name="gr1" draw:layer="layout" svg:x1="13.882cm" svg:y1="3.586cm" svg:x2="13.933cm" svg:y2="3.535cm">
          <text:p/>
        </draw:line>
        <draw:line draw:style-name="gr1" draw:layer="layout" svg:x1="3.443cm" svg:y1="14.025cm" svg:x2="3.494cm" svg:y2="13.974cm">
          <text:p/>
        </draw:line>
        <draw:line draw:style-name="gr1" draw:layer="layout" svg:x1="3.692cm" svg:y1="13.776cm" svg:x2="3.743cm" svg:y2="13.725cm">
          <text:p/>
        </draw:line>
        <draw:line draw:style-name="gr1" draw:layer="layout" svg:x1="3.94cm" svg:y1="13.527cm" svg:x2="3.991cm" svg:y2="13.476cm">
          <text:p/>
        </draw:line>
        <draw:line draw:style-name="gr1" draw:layer="layout" svg:x1="2.449cm" svg:y1="14.025cm" svg:x2="2.5cm" svg:y2="13.974cm">
          <text:p/>
        </draw:line>
        <draw:line draw:style-name="gr1" draw:layer="layout" svg:x1="2.698cm" svg:y1="13.776cm" svg:x2="2.749cm" svg:y2="13.725cm">
          <text:p/>
        </draw:line>
        <draw:line draw:style-name="gr1" draw:layer="layout" svg:x1="2.946cm" svg:y1="13.527cm" svg:x2="2.997cm" svg:y2="13.476cm">
          <text:p/>
        </draw:line>
        <draw:line draw:style-name="gr1" draw:layer="layout" svg:x1="13.385cm" svg:y1="3.089cm" svg:x2="13.436cm" svg:y2="3.038cm">
          <text:p/>
        </draw:line>
        <draw:line draw:style-name="gr1" draw:layer="layout" svg:x1="13.633cm" svg:y1="2.839cm" svg:x2="13.684cm" svg:y2="2.789cm">
          <text:p/>
        </draw:line>
        <draw:line draw:style-name="gr1" draw:layer="layout" svg:x1="13.882cm" svg:y1="2.592cm" svg:x2="13.933cm" svg:y2="2.541cm">
          <text:p/>
        </draw:line>
        <draw:line draw:style-name="gr1" draw:layer="layout" svg:x1="13.385cm" svg:y1="2.095cm" svg:x2="13.436cm" svg:y2="2.044cm">
          <text:p/>
        </draw:line>
        <draw:line draw:style-name="gr1" draw:layer="layout" svg:x1="13.633cm" svg:y1="1.846cm" svg:x2="13.684cm" svg:y2="1.795cm">
          <text:p/>
        </draw:line>
        <draw:line draw:style-name="gr1" draw:layer="layout" svg:x1="13.882cm" svg:y1="1.598cm" svg:x2="13.933cm" svg:y2="1.547cm">
          <text:p/>
        </draw:line>
        <draw:line draw:style-name="gr1" draw:layer="layout" svg:x1="1.455cm" svg:y1="14.025cm" svg:x2="1.506cm" svg:y2="13.974cm">
          <text:p/>
        </draw:line>
        <draw:line draw:style-name="gr1" draw:layer="layout" svg:x1="1.704cm" svg:y1="13.776cm" svg:x2="1.755cm" svg:y2="13.725cm">
          <text:p/>
        </draw:line>
        <draw:line draw:style-name="gr1" draw:layer="layout" svg:x1="1.952cm" svg:y1="13.527cm" svg:x2="2.003cm" svg:y2="13.476cm">
          <text:p/>
        </draw:line>
        <draw:line draw:style-name="gr1" draw:layer="layout" svg:x1="0.461cm" svg:y1="14.025cm" svg:x2="0.512cm" svg:y2="13.974cm">
          <text:p/>
        </draw:line>
        <draw:line draw:style-name="gr1" draw:layer="layout" svg:x1="0.709cm" svg:y1="13.776cm" svg:x2="0.76cm" svg:y2="13.725cm">
          <text:p/>
        </draw:line>
        <draw:line draw:style-name="gr1" draw:layer="layout" svg:x1="0.958cm" svg:y1="13.527cm" svg:x2="1.009cm" svg:y2="13.476cm">
          <text:p/>
        </draw:line>
        <draw:line draw:style-name="gr1" draw:layer="layout" svg:x1="13.385cm" svg:y1="1.101cm" svg:x2="13.436cm" svg:y2="1.05cm">
          <text:p/>
        </draw:line>
        <draw:line draw:style-name="gr1" draw:layer="layout" svg:x1="13.633cm" svg:y1="0.852cm" svg:x2="13.684cm" svg:y2="0.801cm">
          <text:p/>
        </draw:line>
        <draw:line draw:style-name="gr1" draw:layer="layout" svg:x1="13.882cm" svg:y1="0.603cm" svg:x2="13.933cm" svg:y2="0.552cm">
          <text:p/>
        </draw:line>
        <draw:line draw:style-name="gr1" draw:layer="layout" svg:x1="12.888cm" svg:y1="0.603cm" svg:x2="12.939cm" svg:y2="0.552cm">
          <text:p/>
        </draw:line>
        <draw:line draw:style-name="gr1" draw:layer="layout" svg:x1="13.136cm" svg:y1="0.355cm" svg:x2="13.187cm" svg:y2="0.304cm">
          <text:p/>
        </draw:line>
        <draw:line draw:style-name="gr1" draw:layer="layout" svg:x1="13.385cm" svg:y1="0.106cm" svg:x2="13.436cm" svg:y2="0.055cm">
          <text:p/>
        </draw:line>
        <draw:line draw:style-name="gr1" draw:layer="layout" svg:x1="0.212cm" svg:y1="13.279cm" svg:x2="0.263cm" svg:y2="13.228cm">
          <text:p/>
        </draw:line>
        <draw:line draw:style-name="gr1" draw:layer="layout" svg:x1="0.461cm" svg:y1="13.029cm" svg:x2="0.512cm" svg:y2="12.979cm">
          <text:p/>
        </draw:line>
        <draw:line draw:style-name="gr1" draw:layer="layout" svg:x1="0.709cm" svg:y1="12.781cm" svg:x2="0.729cm" svg:y2="12.761cm">
          <text:p/>
        </draw:line>
        <draw:line draw:style-name="gr1" draw:layer="layout" svg:x1="0.212cm" svg:y1="12.285cm" svg:x2="0.263cm" svg:y2="12.234cm">
          <text:p/>
        </draw:line>
        <draw:line draw:style-name="gr1" draw:layer="layout" svg:x1="0.461cm" svg:y1="12.035cm" svg:x2="0.512cm" svg:y2="11.985cm">
          <text:p/>
        </draw:line>
        <draw:line draw:style-name="gr1" draw:layer="layout" svg:x1="0.709cm" svg:y1="11.787cm" svg:x2="0.729cm" svg:y2="11.767cm">
          <text:p/>
        </draw:line>
        <draw:line draw:style-name="gr1" draw:layer="layout" svg:x1="11.894cm" svg:y1="0.603cm" svg:x2="11.945cm" svg:y2="0.552cm">
          <text:p/>
        </draw:line>
        <draw:line draw:style-name="gr1" draw:layer="layout" svg:x1="12.142cm" svg:y1="0.355cm" svg:x2="12.193cm" svg:y2="0.304cm">
          <text:p/>
        </draw:line>
        <draw:line draw:style-name="gr1" draw:layer="layout" svg:x1="12.391cm" svg:y1="0.106cm" svg:x2="12.442cm" svg:y2="0.055cm">
          <text:p/>
        </draw:line>
        <draw:line draw:style-name="gr1" draw:layer="layout" svg:x1="10.899cm" svg:y1="0.603cm" svg:x2="10.95cm" svg:y2="0.552cm">
          <text:p/>
        </draw:line>
        <draw:line draw:style-name="gr1" draw:layer="layout" svg:x1="11.148cm" svg:y1="0.355cm" svg:x2="11.199cm" svg:y2="0.304cm">
          <text:p/>
        </draw:line>
        <draw:line draw:style-name="gr1" draw:layer="layout" svg:x1="11.396cm" svg:y1="0.106cm" svg:x2="11.447cm" svg:y2="0.055cm">
          <text:p/>
        </draw:line>
        <draw:line draw:style-name="gr1" draw:layer="layout" svg:x1="0.212cm" svg:y1="11.291cm" svg:x2="0.263cm" svg:y2="11.24cm">
          <text:p/>
        </draw:line>
        <draw:line draw:style-name="gr1" draw:layer="layout" svg:x1="0.461cm" svg:y1="11.042cm" svg:x2="0.512cm" svg:y2="10.991cm">
          <text:p/>
        </draw:line>
        <draw:line draw:style-name="gr1" draw:layer="layout" svg:x1="0.709cm" svg:y1="10.793cm" svg:x2="0.729cm" svg:y2="10.773cm">
          <text:p/>
        </draw:line>
        <draw:line draw:style-name="gr1" draw:layer="layout" svg:x1="0.212cm" svg:y1="10.296cm" svg:x2="0.263cm" svg:y2="10.245cm">
          <text:p/>
        </draw:line>
        <draw:line draw:style-name="gr1" draw:layer="layout" svg:x1="0.461cm" svg:y1="10.048cm" svg:x2="0.512cm" svg:y2="9.997cm">
          <text:p/>
        </draw:line>
        <draw:line draw:style-name="gr1" draw:layer="layout" svg:x1="0.709cm" svg:y1="9.799cm" svg:x2="0.729cm" svg:y2="9.779cm">
          <text:p/>
        </draw:line>
        <draw:line draw:style-name="gr1" draw:layer="layout" svg:x1="9.905cm" svg:y1="0.603cm" svg:x2="9.956cm" svg:y2="0.552cm">
          <text:p/>
        </draw:line>
        <draw:line draw:style-name="gr1" draw:layer="layout" svg:x1="10.154cm" svg:y1="0.355cm" svg:x2="10.205cm" svg:y2="0.304cm">
          <text:p/>
        </draw:line>
        <draw:line draw:style-name="gr1" draw:layer="layout" svg:x1="10.402cm" svg:y1="0.106cm" svg:x2="10.453cm" svg:y2="0.055cm">
          <text:p/>
        </draw:line>
        <draw:line draw:style-name="gr1" draw:layer="layout" svg:x1="8.911cm" svg:y1="0.603cm" svg:x2="8.962cm" svg:y2="0.552cm">
          <text:p/>
        </draw:line>
        <draw:line draw:style-name="gr1" draw:layer="layout" svg:x1="9.16cm" svg:y1="0.355cm" svg:x2="9.211cm" svg:y2="0.304cm">
          <text:p/>
        </draw:line>
        <draw:line draw:style-name="gr1" draw:layer="layout" svg:x1="9.408cm" svg:y1="0.106cm" svg:x2="9.459cm" svg:y2="0.055cm">
          <text:p/>
        </draw:line>
        <draw:line draw:style-name="gr1" draw:layer="layout" svg:x1="0.212cm" svg:y1="9.302cm" svg:x2="0.263cm" svg:y2="9.251cm">
          <text:p/>
        </draw:line>
        <draw:line draw:style-name="gr1" draw:layer="layout" svg:x1="0.461cm" svg:y1="9.054cm" svg:x2="0.512cm" svg:y2="9.003cm">
          <text:p/>
        </draw:line>
        <draw:line draw:style-name="gr1" draw:layer="layout" svg:x1="0.709cm" svg:y1="8.805cm" svg:x2="0.729cm" svg:y2="8.784cm">
          <text:p/>
        </draw:line>
        <draw:line draw:style-name="gr1" draw:layer="layout" svg:x1="0.212cm" svg:y1="8.308cm" svg:x2="0.263cm" svg:y2="8.257cm">
          <text:p/>
        </draw:line>
        <draw:line draw:style-name="gr1" draw:layer="layout" svg:x1="0.461cm" svg:y1="8.059cm" svg:x2="0.512cm" svg:y2="8.008cm">
          <text:p/>
        </draw:line>
        <draw:line draw:style-name="gr1" draw:layer="layout" svg:x1="0.709cm" svg:y1="7.811cm" svg:x2="0.729cm" svg:y2="7.79cm">
          <text:p/>
        </draw:line>
        <draw:line draw:style-name="gr1" draw:layer="layout" svg:x1="7.917cm" svg:y1="0.603cm" svg:x2="7.968cm" svg:y2="0.552cm">
          <text:p/>
        </draw:line>
        <draw:line draw:style-name="gr1" draw:layer="layout" svg:x1="8.165cm" svg:y1="0.355cm" svg:x2="8.216cm" svg:y2="0.304cm">
          <text:p/>
        </draw:line>
        <draw:line draw:style-name="gr1" draw:layer="layout" svg:x1="8.414cm" svg:y1="0.106cm" svg:x2="8.465cm" svg:y2="0.055cm">
          <text:p/>
        </draw:line>
        <draw:line draw:style-name="gr1" draw:layer="layout" svg:x1="6.923cm" svg:y1="0.603cm" svg:x2="6.974cm" svg:y2="0.552cm">
          <text:p/>
        </draw:line>
        <draw:line draw:style-name="gr1" draw:layer="layout" svg:x1="7.171cm" svg:y1="0.355cm" svg:x2="7.222cm" svg:y2="0.304cm">
          <text:p/>
        </draw:line>
        <draw:line draw:style-name="gr1" draw:layer="layout" svg:x1="7.42cm" svg:y1="0.106cm" svg:x2="7.471cm" svg:y2="0.055cm">
          <text:p/>
        </draw:line>
        <draw:line draw:style-name="gr1" draw:layer="layout" svg:x1="0.212cm" svg:y1="7.314cm" svg:x2="0.263cm" svg:y2="7.263cm">
          <text:p/>
        </draw:line>
        <draw:line draw:style-name="gr1" draw:layer="layout" svg:x1="0.461cm" svg:y1="7.065cm" svg:x2="0.512cm" svg:y2="7.014cm">
          <text:p/>
        </draw:line>
        <draw:line draw:style-name="gr1" draw:layer="layout" svg:x1="0.709cm" svg:y1="6.817cm" svg:x2="0.729cm" svg:y2="6.796cm">
          <text:p/>
        </draw:line>
        <draw:line draw:style-name="gr1" draw:layer="layout" svg:x1="0.212cm" svg:y1="6.32cm" svg:x2="0.263cm" svg:y2="6.269cm">
          <text:p/>
        </draw:line>
        <draw:line draw:style-name="gr1" draw:layer="layout" svg:x1="0.461cm" svg:y1="6.071cm" svg:x2="0.512cm" svg:y2="6.02cm">
          <text:p/>
        </draw:line>
        <draw:line draw:style-name="gr1" draw:layer="layout" svg:x1="0.709cm" svg:y1="5.823cm" svg:x2="0.729cm" svg:y2="5.802cm">
          <text:p/>
        </draw:line>
        <draw:line draw:style-name="gr1" draw:layer="layout" svg:x1="5.929cm" svg:y1="0.603cm" svg:x2="5.979cm" svg:y2="0.552cm">
          <text:p/>
        </draw:line>
        <draw:line draw:style-name="gr1" draw:layer="layout" svg:x1="6.177cm" svg:y1="0.355cm" svg:x2="6.228cm" svg:y2="0.304cm">
          <text:p/>
        </draw:line>
        <draw:line draw:style-name="gr1" draw:layer="layout" svg:x1="6.426cm" svg:y1="0.106cm" svg:x2="6.476cm" svg:y2="0.055cm">
          <text:p/>
        </draw:line>
        <draw:line draw:style-name="gr1" draw:layer="layout" svg:x1="4.934cm" svg:y1="0.603cm" svg:x2="4.985cm" svg:y2="0.552cm">
          <text:p/>
        </draw:line>
        <draw:line draw:style-name="gr1" draw:layer="layout" svg:x1="5.183cm" svg:y1="0.355cm" svg:x2="5.234cm" svg:y2="0.304cm">
          <text:p/>
        </draw:line>
        <draw:line draw:style-name="gr1" draw:layer="layout" svg:x1="5.432cm" svg:y1="0.106cm" svg:x2="5.482cm" svg:y2="0.055cm">
          <text:p/>
        </draw:line>
        <draw:line draw:style-name="gr1" draw:layer="layout" svg:x1="0.212cm" svg:y1="5.326cm" svg:x2="0.263cm" svg:y2="5.275cm">
          <text:p/>
        </draw:line>
        <draw:line draw:style-name="gr1" draw:layer="layout" svg:x1="0.461cm" svg:y1="5.077cm" svg:x2="0.512cm" svg:y2="5.026cm">
          <text:p/>
        </draw:line>
        <draw:line draw:style-name="gr1" draw:layer="layout" svg:x1="0.709cm" svg:y1="4.829cm" svg:x2="0.729cm" svg:y2="4.808cm">
          <text:p/>
        </draw:line>
        <draw:line draw:style-name="gr1" draw:layer="layout" svg:x1="0.212cm" svg:y1="4.331cm" svg:x2="0.263cm" svg:y2="4.281cm">
          <text:p/>
        </draw:line>
        <draw:line draw:style-name="gr1" draw:layer="layout" svg:x1="0.461cm" svg:y1="4.083cm" svg:x2="0.512cm" svg:y2="4.032cm">
          <text:p/>
        </draw:line>
        <draw:line draw:style-name="gr1" draw:layer="layout" svg:x1="0.709cm" svg:y1="3.834cm" svg:x2="0.729cm" svg:y2="3.814cm">
          <text:p/>
        </draw:line>
        <draw:line draw:style-name="gr1" draw:layer="layout" svg:x1="3.94cm" svg:y1="0.603cm" svg:x2="3.991cm" svg:y2="0.552cm">
          <text:p/>
        </draw:line>
        <draw:line draw:style-name="gr1" draw:layer="layout" svg:x1="4.189cm" svg:y1="0.355cm" svg:x2="4.24cm" svg:y2="0.304cm">
          <text:p/>
        </draw:line>
        <draw:line draw:style-name="gr1" draw:layer="layout" svg:x1="4.437cm" svg:y1="0.106cm" svg:x2="4.488cm" svg:y2="0.055cm">
          <text:p/>
        </draw:line>
        <draw:line draw:style-name="gr1" draw:layer="layout" svg:x1="2.946cm" svg:y1="0.603cm" svg:x2="2.997cm" svg:y2="0.552cm">
          <text:p/>
        </draw:line>
        <draw:line draw:style-name="gr1" draw:layer="layout" svg:x1="3.195cm" svg:y1="0.355cm" svg:x2="3.246cm" svg:y2="0.304cm">
          <text:p/>
        </draw:line>
        <draw:line draw:style-name="gr1" draw:layer="layout" svg:x1="3.443cm" svg:y1="0.106cm" svg:x2="3.494cm" svg:y2="0.055cm">
          <text:p/>
        </draw:line>
        <draw:line draw:style-name="gr1" draw:layer="layout" svg:x1="0.212cm" svg:y1="3.336cm" svg:x2="0.263cm" svg:y2="3.286cm">
          <text:p/>
        </draw:line>
        <draw:line draw:style-name="gr1" draw:layer="layout" svg:x1="0.461cm" svg:y1="3.089cm" svg:x2="0.512cm" svg:y2="3.038cm">
          <text:p/>
        </draw:line>
        <draw:line draw:style-name="gr1" draw:layer="layout" svg:x1="0.709cm" svg:y1="2.839cm" svg:x2="0.729cm" svg:y2="2.819cm">
          <text:p/>
        </draw:line>
        <draw:line draw:style-name="gr1" draw:layer="layout" svg:x1="0.212cm" svg:y1="2.343cm" svg:x2="0.263cm" svg:y2="2.292cm">
          <text:p/>
        </draw:line>
        <draw:line draw:style-name="gr1" draw:layer="layout" svg:x1="0.461cm" svg:y1="2.095cm" svg:x2="0.512cm" svg:y2="2.044cm">
          <text:p/>
        </draw:line>
        <draw:line draw:style-name="gr1" draw:layer="layout" svg:x1="0.709cm" svg:y1="1.845cm" svg:x2="0.729cm" svg:y2="1.825cm">
          <text:p/>
        </draw:line>
        <draw:line draw:style-name="gr1" draw:layer="layout" svg:x1="1.952cm" svg:y1="0.603cm" svg:x2="2.003cm" svg:y2="0.552cm">
          <text:p/>
        </draw:line>
        <draw:line draw:style-name="gr1" draw:layer="layout" svg:x1="2.201cm" svg:y1="0.355cm" svg:x2="2.252cm" svg:y2="0.304cm">
          <text:p/>
        </draw:line>
        <draw:line draw:style-name="gr1" draw:layer="layout" svg:x1="2.449cm" svg:y1="0.106cm" svg:x2="2.5cm" svg:y2="0.055cm">
          <text:p/>
        </draw:line>
        <draw:line draw:style-name="gr1" draw:layer="layout" svg:x1="0.958cm" svg:y1="0.603cm" svg:x2="1.009cm" svg:y2="0.552cm">
          <text:p/>
        </draw:line>
        <draw:line draw:style-name="gr1" draw:layer="layout" svg:x1="1.207cm" svg:y1="0.355cm" svg:x2="1.258cm" svg:y2="0.304cm">
          <text:p/>
        </draw:line>
        <draw:line draw:style-name="gr1" draw:layer="layout" svg:x1="1.455cm" svg:y1="0.106cm" svg:x2="1.506cm" svg:y2="0.055cm">
          <text:p/>
        </draw:line>
        <draw:line draw:style-name="gr1" draw:layer="layout" svg:x1="0.212cm" svg:y1="1.349cm" svg:x2="0.263cm" svg:y2="1.298cm">
          <text:p/>
        </draw:line>
        <draw:line draw:style-name="gr1" draw:layer="layout" svg:x1="0.461cm" svg:y1="1.101cm" svg:x2="0.512cm" svg:y2="1.05cm">
          <text:p/>
        </draw:line>
        <draw:line draw:style-name="gr1" draw:layer="layout" svg:x1="0.709cm" svg:y1="0.851cm" svg:x2="0.729cm" svg:y2="0.831cm">
          <text:p/>
        </draw:line>
        <draw:line draw:style-name="gr1" draw:layer="layout" svg:x1="0.212cm" svg:y1="0.355cm" svg:x2="0.263cm" svg:y2="0.304cm">
          <text:p/>
        </draw:line>
        <draw:line draw:style-name="gr1" draw:layer="layout" svg:x1="0.461cm" svg:y1="0.106cm" svg:x2="0.512cm" svg:y2="0.055cm">
          <text:p/>
        </draw:line>
        <draw:line draw:style-name="gr1" draw:layer="layout" svg:x1="13.198cm" svg:y1="14.087cm" svg:x2="13.248cm" svg:y2="14.036cm">
          <text:p/>
        </draw:line>
        <draw:line draw:style-name="gr1" draw:layer="layout" svg:x1="13.447cm" svg:y1="13.838cm" svg:x2="13.498cm" svg:y2="13.787cm">
          <text:p/>
        </draw:line>
        <draw:line draw:style-name="gr1" draw:layer="layout" svg:x1="13.696cm" svg:y1="13.59cm" svg:x2="13.747cm" svg:y2="13.539cm">
          <text:p/>
        </draw:line>
        <draw:line draw:style-name="gr1" draw:layer="layout" svg:x1="13.944cm" svg:y1="13.341cm" svg:x2="13.995cm" svg:y2="13.29cm">
          <text:p/>
        </draw:line>
        <draw:line draw:style-name="gr1" draw:layer="layout" svg:x1="12.204cm" svg:y1="14.087cm" svg:x2="12.254cm" svg:y2="14.036cm">
          <text:p/>
        </draw:line>
        <draw:line draw:style-name="gr1" draw:layer="layout" svg:x1="12.453cm" svg:y1="13.838cm" svg:x2="12.504cm" svg:y2="13.787cm">
          <text:p/>
        </draw:line>
        <draw:line draw:style-name="gr1" draw:layer="layout" svg:x1="12.701cm" svg:y1="13.59cm" svg:x2="12.751cm" svg:y2="13.539cm">
          <text:p/>
        </draw:line>
        <draw:line draw:style-name="gr1" draw:layer="layout" svg:x1="13.447cm" svg:y1="12.844cm" svg:x2="13.498cm" svg:y2="12.793cm">
          <text:p/>
        </draw:line>
        <draw:line draw:style-name="gr1" draw:layer="layout" svg:x1="13.696cm" svg:y1="12.595cm" svg:x2="13.747cm" svg:y2="12.544cm">
          <text:p/>
        </draw:line>
        <draw:line draw:style-name="gr1" draw:layer="layout" svg:x1="13.944cm" svg:y1="12.347cm" svg:x2="13.995cm" svg:y2="12.296cm">
          <text:p/>
        </draw:line>
        <draw:line draw:style-name="gr1" draw:layer="layout" svg:x1="13.447cm" svg:y1="11.85cm" svg:x2="13.498cm" svg:y2="11.799cm">
          <text:p/>
        </draw:line>
        <draw:line draw:style-name="gr1" draw:layer="layout" svg:x1="13.696cm" svg:y1="11.601cm" svg:x2="13.747cm" svg:y2="11.55cm">
          <text:p/>
        </draw:line>
        <draw:line draw:style-name="gr1" draw:layer="layout" svg:x1="13.944cm" svg:y1="11.353cm" svg:x2="13.995cm" svg:y2="11.302cm">
          <text:p/>
        </draw:line>
        <draw:line draw:style-name="gr1" draw:layer="layout" svg:x1="11.21cm" svg:y1="14.087cm" svg:x2="11.261cm" svg:y2="14.036cm">
          <text:p/>
        </draw:line>
        <draw:line draw:style-name="gr1" draw:layer="layout" svg:x1="11.459cm" svg:y1="13.838cm" svg:x2="11.51cm" svg:y2="13.787cm">
          <text:p/>
        </draw:line>
        <draw:line draw:style-name="gr1" draw:layer="layout" svg:x1="11.707cm" svg:y1="13.59cm" svg:x2="11.758cm" svg:y2="13.539cm">
          <text:p/>
        </draw:line>
        <draw:line draw:style-name="gr1" draw:layer="layout" svg:x1="10.216cm" svg:y1="14.087cm" svg:x2="10.267cm" svg:y2="14.036cm">
          <text:p/>
        </draw:line>
        <draw:line draw:style-name="gr1" draw:layer="layout" svg:x1="10.464cm" svg:y1="13.838cm" svg:x2="10.515cm" svg:y2="13.787cm">
          <text:p/>
        </draw:line>
        <draw:line draw:style-name="gr1" draw:layer="layout" svg:x1="10.713cm" svg:y1="13.59cm" svg:x2="10.764cm" svg:y2="13.539cm">
          <text:p/>
        </draw:line>
        <draw:line draw:style-name="gr1" draw:layer="layout" svg:x1="13.447cm" svg:y1="10.856cm" svg:x2="13.498cm" svg:y2="10.805cm">
          <text:p/>
        </draw:line>
        <draw:line draw:style-name="gr1" draw:layer="layout" svg:x1="13.696cm" svg:y1="10.606cm" svg:x2="13.747cm" svg:y2="10.556cm">
          <text:p/>
        </draw:line>
        <draw:line draw:style-name="gr1" draw:layer="layout" svg:x1="13.944cm" svg:y1="10.358cm" svg:x2="13.995cm" svg:y2="10.307cm">
          <text:p/>
        </draw:line>
        <draw:line draw:style-name="gr1" draw:layer="layout" svg:x1="13.447cm" svg:y1="9.861cm" svg:x2="13.498cm" svg:y2="9.81cm">
          <text:p/>
        </draw:line>
        <draw:line draw:style-name="gr1" draw:layer="layout" svg:x1="13.696cm" svg:y1="9.612cm" svg:x2="13.747cm" svg:y2="9.562cm">
          <text:p/>
        </draw:line>
        <draw:line draw:style-name="gr1" draw:layer="layout" svg:x1="13.944cm" svg:y1="9.364cm" svg:x2="13.995cm" svg:y2="9.313cm">
          <text:p/>
        </draw:line>
        <draw:line draw:style-name="gr1" draw:layer="layout" svg:x1="9.222cm" svg:y1="14.087cm" svg:x2="9.273cm" svg:y2="14.036cm">
          <text:p/>
        </draw:line>
        <draw:line draw:style-name="gr1" draw:layer="layout" svg:x1="9.47cm" svg:y1="13.838cm" svg:x2="9.521cm" svg:y2="13.787cm">
          <text:p/>
        </draw:line>
        <draw:line draw:style-name="gr1" draw:layer="layout" svg:x1="9.719cm" svg:y1="13.59cm" svg:x2="9.77cm" svg:y2="13.539cm">
          <text:p/>
        </draw:line>
        <draw:line draw:style-name="gr1" draw:layer="layout" svg:x1="8.227cm" svg:y1="14.087cm" svg:x2="8.278cm" svg:y2="14.036cm">
          <text:p/>
        </draw:line>
        <draw:line draw:style-name="gr1" draw:layer="layout" svg:x1="8.476cm" svg:y1="13.838cm" svg:x2="8.527cm" svg:y2="13.787cm">
          <text:p/>
        </draw:line>
        <draw:line draw:style-name="gr1" draw:layer="layout" svg:x1="8.725cm" svg:y1="13.59cm" svg:x2="8.776cm" svg:y2="13.539cm">
          <text:p/>
        </draw:line>
        <draw:line draw:style-name="gr1" draw:layer="layout" svg:x1="13.447cm" svg:y1="8.867cm" svg:x2="13.498cm" svg:y2="8.816cm">
          <text:p/>
        </draw:line>
        <draw:line draw:style-name="gr1" draw:layer="layout" svg:x1="13.696cm" svg:y1="8.619cm" svg:x2="13.747cm" svg:y2="8.568cm">
          <text:p/>
        </draw:line>
        <draw:line draw:style-name="gr1" draw:layer="layout" svg:x1="13.944cm" svg:y1="8.37cm" svg:x2="13.995cm" svg:y2="8.319cm">
          <text:p/>
        </draw:line>
        <draw:line draw:style-name="gr1" draw:layer="layout" svg:x1="13.447cm" svg:y1="7.873cm" svg:x2="13.498cm" svg:y2="7.822cm">
          <text:p/>
        </draw:line>
        <draw:line draw:style-name="gr1" draw:layer="layout" svg:x1="13.696cm" svg:y1="7.624cm" svg:x2="13.747cm" svg:y2="7.573cm">
          <text:p/>
        </draw:line>
        <draw:line draw:style-name="gr1" draw:layer="layout" svg:x1="13.944cm" svg:y1="7.376cm" svg:x2="13.995cm" svg:y2="7.325cm">
          <text:p/>
        </draw:line>
        <draw:line draw:style-name="gr1" draw:layer="layout" svg:x1="7.233cm" svg:y1="14.087cm" svg:x2="7.284cm" svg:y2="14.036cm">
          <text:p/>
        </draw:line>
        <draw:line draw:style-name="gr1" draw:layer="layout" svg:x1="7.482cm" svg:y1="13.838cm" svg:x2="7.533cm" svg:y2="13.787cm">
          <text:p/>
        </draw:line>
        <draw:line draw:style-name="gr1" draw:layer="layout" svg:x1="7.73cm" svg:y1="13.59cm" svg:x2="7.781cm" svg:y2="13.539cm">
          <text:p/>
        </draw:line>
        <draw:line draw:style-name="gr1" draw:layer="layout" svg:x1="6.239cm" svg:y1="14.087cm" svg:x2="6.29cm" svg:y2="14.036cm">
          <text:p/>
        </draw:line>
        <draw:line draw:style-name="gr1" draw:layer="layout" svg:x1="6.488cm" svg:y1="13.838cm" svg:x2="6.539cm" svg:y2="13.787cm">
          <text:p/>
        </draw:line>
        <draw:line draw:style-name="gr1" draw:layer="layout" svg:x1="6.736cm" svg:y1="13.59cm" svg:x2="6.787cm" svg:y2="13.539cm">
          <text:p/>
        </draw:line>
        <draw:line draw:style-name="gr1" draw:layer="layout" svg:x1="13.447cm" svg:y1="6.879cm" svg:x2="13.498cm" svg:y2="6.828cm">
          <text:p/>
        </draw:line>
        <draw:line draw:style-name="gr1" draw:layer="layout" svg:x1="13.696cm" svg:y1="6.63cm" svg:x2="13.747cm" svg:y2="6.579cm">
          <text:p/>
        </draw:line>
        <draw:line draw:style-name="gr1" draw:layer="layout" svg:x1="13.944cm" svg:y1="6.382cm" svg:x2="13.995cm" svg:y2="6.331cm">
          <text:p/>
        </draw:line>
        <draw:line draw:style-name="gr1" draw:layer="layout" svg:x1="13.447cm" svg:y1="5.885cm" svg:x2="13.498cm" svg:y2="5.834cm">
          <text:p/>
        </draw:line>
        <draw:line draw:style-name="gr1" draw:layer="layout" svg:x1="13.696cm" svg:y1="5.636cm" svg:x2="13.747cm" svg:y2="5.585cm">
          <text:p/>
        </draw:line>
        <draw:line draw:style-name="gr1" draw:layer="layout" svg:x1="13.944cm" svg:y1="5.388cm" svg:x2="13.995cm" svg:y2="5.337cm">
          <text:p/>
        </draw:line>
        <draw:line draw:style-name="gr1" draw:layer="layout" svg:x1="5.245cm" svg:y1="14.087cm" svg:x2="5.296cm" svg:y2="14.036cm">
          <text:p/>
        </draw:line>
        <draw:line draw:style-name="gr1" draw:layer="layout" svg:x1="5.494cm" svg:y1="13.838cm" svg:x2="5.545cm" svg:y2="13.787cm">
          <text:p/>
        </draw:line>
        <draw:line draw:style-name="gr1" draw:layer="layout" svg:x1="5.742cm" svg:y1="13.59cm" svg:x2="5.793cm" svg:y2="13.539cm">
          <text:p/>
        </draw:line>
        <draw:line draw:style-name="gr1" draw:layer="layout" svg:x1="4.251cm" svg:y1="14.087cm" svg:x2="4.302cm" svg:y2="14.036cm">
          <text:p/>
        </draw:line>
        <draw:line draw:style-name="gr1" draw:layer="layout" svg:x1="4.5cm" svg:y1="13.838cm" svg:x2="4.55cm" svg:y2="13.787cm">
          <text:p/>
        </draw:line>
        <draw:line draw:style-name="gr1" draw:layer="layout" svg:x1="4.748cm" svg:y1="13.59cm" svg:x2="4.799cm" svg:y2="13.539cm">
          <text:p/>
        </draw:line>
        <draw:line draw:style-name="gr1" draw:layer="layout" svg:x1="13.447cm" svg:y1="4.891cm" svg:x2="13.498cm" svg:y2="4.84cm">
          <text:p/>
        </draw:line>
        <draw:line draw:style-name="gr1" draw:layer="layout" svg:x1="13.696cm" svg:y1="4.642cm" svg:x2="13.747cm" svg:y2="4.591cm">
          <text:p/>
        </draw:line>
        <draw:line draw:style-name="gr1" draw:layer="layout" svg:x1="13.944cm" svg:y1="4.394cm" svg:x2="13.995cm" svg:y2="4.343cm">
          <text:p/>
        </draw:line>
        <draw:line draw:style-name="gr1" draw:layer="layout" svg:x1="13.447cm" svg:y1="3.897cm" svg:x2="13.498cm" svg:y2="3.846cm">
          <text:p/>
        </draw:line>
        <draw:line draw:style-name="gr1" draw:layer="layout" svg:x1="13.696cm" svg:y1="3.648cm" svg:x2="13.747cm" svg:y2="3.597cm">
          <text:p/>
        </draw:line>
        <draw:line draw:style-name="gr1" draw:layer="layout" svg:x1="13.944cm" svg:y1="3.4cm" svg:x2="13.995cm" svg:y2="3.349cm">
          <text:p/>
        </draw:line>
        <draw:line draw:style-name="gr1" draw:layer="layout" svg:x1="3.257cm" svg:y1="14.087cm" svg:x2="3.308cm" svg:y2="14.036cm">
          <text:p/>
        </draw:line>
        <draw:line draw:style-name="gr1" draw:layer="layout" svg:x1="3.506cm" svg:y1="13.838cm" svg:x2="3.556cm" svg:y2="13.787cm">
          <text:p/>
        </draw:line>
        <draw:line draw:style-name="gr1" draw:layer="layout" svg:x1="3.754cm" svg:y1="13.59cm" svg:x2="3.805cm" svg:y2="13.539cm">
          <text:p/>
        </draw:line>
        <draw:line draw:style-name="gr1" draw:layer="layout" svg:x1="2.263cm" svg:y1="14.087cm" svg:x2="2.314cm" svg:y2="14.036cm">
          <text:p/>
        </draw:line>
        <draw:line draw:style-name="gr1" draw:layer="layout" svg:x1="2.511cm" svg:y1="13.838cm" svg:x2="2.562cm" svg:y2="13.787cm">
          <text:p/>
        </draw:line>
        <draw:line draw:style-name="gr1" draw:layer="layout" svg:x1="2.76cm" svg:y1="13.59cm" svg:x2="2.811cm" svg:y2="13.539cm">
          <text:p/>
        </draw:line>
        <draw:line draw:style-name="gr1" draw:layer="layout" svg:x1="13.447cm" svg:y1="2.903cm" svg:x2="13.498cm" svg:y2="2.852cm">
          <text:p/>
        </draw:line>
        <draw:line draw:style-name="gr1" draw:layer="layout" svg:x1="13.696cm" svg:y1="2.654cm" svg:x2="13.747cm" svg:y2="2.603cm">
          <text:p/>
        </draw:line>
        <draw:line draw:style-name="gr1" draw:layer="layout" svg:x1="13.944cm" svg:y1="2.405cm" svg:x2="13.995cm" svg:y2="2.354cm">
          <text:p/>
        </draw:line>
        <draw:line draw:style-name="gr1" draw:layer="layout" svg:x1="13.447cm" svg:y1="1.907cm" svg:x2="13.498cm" svg:y2="1.857cm">
          <text:p/>
        </draw:line>
        <draw:line draw:style-name="gr1" draw:layer="layout" svg:x1="13.696cm" svg:y1="1.66cm" svg:x2="13.747cm" svg:y2="1.609cm">
          <text:p/>
        </draw:line>
        <draw:line draw:style-name="gr1" draw:layer="layout" svg:x1="13.944cm" svg:y1="1.41cm" svg:x2="13.995cm" svg:y2="1.36cm">
          <text:p/>
        </draw:line>
        <draw:line draw:style-name="gr1" draw:layer="layout" svg:x1="1.269cm" svg:y1="14.087cm" svg:x2="1.32cm" svg:y2="14.036cm">
          <text:p/>
        </draw:line>
        <draw:line draw:style-name="gr1" draw:layer="layout" svg:x1="1.517cm" svg:y1="13.838cm" svg:x2="1.568cm" svg:y2="13.787cm">
          <text:p/>
        </draw:line>
        <draw:line draw:style-name="gr1" draw:layer="layout" svg:x1="1.766cm" svg:y1="13.59cm" svg:x2="1.817cm" svg:y2="13.539cm">
          <text:p/>
        </draw:line>
        <draw:line draw:style-name="gr1" draw:layer="layout" svg:x1="0.473cm" svg:y1="13.888cm" svg:x2="0.524cm" svg:y2="13.837cm">
          <text:p/>
        </draw:line>
        <draw:line draw:style-name="gr1" draw:layer="layout" svg:x1="0.722cm" svg:y1="13.639cm" svg:x2="0.773cm" svg:y2="13.588cm">
          <text:p/>
        </draw:line>
        <draw:line draw:style-name="gr1" draw:layer="layout" svg:x1="0.97cm" svg:y1="13.39cm" svg:x2="0.978cm" svg:y2="13.382cm">
          <text:p/>
        </draw:line>
        <draw:line draw:style-name="gr1" draw:layer="layout" svg:x1="13.447cm" svg:y1="0.913cm" svg:x2="13.498cm" svg:y2="0.863cm">
          <text:p/>
        </draw:line>
        <draw:line draw:style-name="gr1" draw:layer="layout" svg:x1="13.696cm" svg:y1="0.666cm" svg:x2="13.747cm" svg:y2="0.615cm">
          <text:p/>
        </draw:line>
        <draw:line draw:style-name="gr1" draw:layer="layout" svg:x1="13.944cm" svg:y1="0.417cm" svg:x2="13.995cm" svg:y2="0.366cm">
          <text:p/>
        </draw:line>
        <draw:line draw:style-name="gr1" draw:layer="layout" svg:x1="12.701cm" svg:y1="0.666cm" svg:x2="12.751cm" svg:y2="0.615cm">
          <text:p/>
        </draw:line>
        <draw:line draw:style-name="gr1" draw:layer="layout" svg:x1="12.95cm" svg:y1="0.417cm" svg:x2="13.001cm" svg:y2="0.366cm">
          <text:p/>
        </draw:line>
        <draw:line draw:style-name="gr1" draw:layer="layout" svg:x1="13.198cm" svg:y1="0.168cm" svg:x2="13.248cm" svg:y2="0.117cm">
          <text:p/>
        </draw:line>
        <draw:line draw:style-name="gr1" draw:layer="layout" svg:x1="0.026cm" svg:y1="13.341cm" svg:x2="0.077cm" svg:y2="13.29cm">
          <text:p/>
        </draw:line>
        <draw:line draw:style-name="gr1" draw:layer="layout" svg:x1="0.274cm" svg:y1="13.092cm" svg:x2="0.325cm" svg:y2="13.041cm">
          <text:p/>
        </draw:line>
        <draw:line draw:style-name="gr1" draw:layer="layout" svg:x1="0.523cm" svg:y1="12.844cm" svg:x2="0.574cm" svg:y2="12.793cm">
          <text:p/>
        </draw:line>
        <draw:line draw:style-name="gr1" draw:layer="layout" svg:x1="0.026cm" svg:y1="12.347cm" svg:x2="0.077cm" svg:y2="12.296cm">
          <text:p/>
        </draw:line>
        <draw:line draw:style-name="gr1" draw:layer="layout" svg:x1="0.274cm" svg:y1="12.098cm" svg:x2="0.325cm" svg:y2="12.047cm">
          <text:p/>
        </draw:line>
        <draw:line draw:style-name="gr1" draw:layer="layout" svg:x1="0.523cm" svg:y1="11.85cm" svg:x2="0.574cm" svg:y2="11.799cm">
          <text:p/>
        </draw:line>
        <draw:line draw:style-name="gr1" draw:layer="layout" svg:x1="11.707cm" svg:y1="0.666cm" svg:x2="11.758cm" svg:y2="0.615cm">
          <text:p/>
        </draw:line>
        <draw:line draw:style-name="gr1" draw:layer="layout" svg:x1="11.956cm" svg:y1="0.417cm" svg:x2="12.007cm" svg:y2="0.366cm">
          <text:p/>
        </draw:line>
        <draw:line draw:style-name="gr1" draw:layer="layout" svg:x1="12.204cm" svg:y1="0.168cm" svg:x2="12.254cm" svg:y2="0.117cm">
          <text:p/>
        </draw:line>
        <draw:line draw:style-name="gr1" draw:layer="layout" svg:x1="10.713cm" svg:y1="0.666cm" svg:x2="10.764cm" svg:y2="0.615cm">
          <text:p/>
        </draw:line>
        <draw:line draw:style-name="gr1" draw:layer="layout" svg:x1="10.962cm" svg:y1="0.417cm" svg:x2="11.013cm" svg:y2="0.366cm">
          <text:p/>
        </draw:line>
        <draw:line draw:style-name="gr1" draw:layer="layout" svg:x1="11.21cm" svg:y1="0.168cm" svg:x2="11.261cm" svg:y2="0.117cm">
          <text:p/>
        </draw:line>
        <draw:line draw:style-name="gr1" draw:layer="layout" svg:x1="0.026cm" svg:y1="11.353cm" svg:x2="0.077cm" svg:y2="11.302cm">
          <text:p/>
        </draw:line>
        <draw:line draw:style-name="gr1" draw:layer="layout" svg:x1="0.274cm" svg:y1="11.103cm" svg:x2="0.325cm" svg:y2="11.053cm">
          <text:p/>
        </draw:line>
        <draw:line draw:style-name="gr1" draw:layer="layout" svg:x1="0.523cm" svg:y1="10.856cm" svg:x2="0.574cm" svg:y2="10.805cm">
          <text:p/>
        </draw:line>
        <draw:line draw:style-name="gr1" draw:layer="layout" svg:x1="0.026cm" svg:y1="10.358cm" svg:x2="0.077cm" svg:y2="10.307cm">
          <text:p/>
        </draw:line>
        <draw:line draw:style-name="gr1" draw:layer="layout" svg:x1="0.274cm" svg:y1="10.109cm" svg:x2="0.325cm" svg:y2="10.059cm">
          <text:p/>
        </draw:line>
        <draw:line draw:style-name="gr1" draw:layer="layout" svg:x1="0.523cm" svg:y1="9.861cm" svg:x2="0.574cm" svg:y2="9.81cm">
          <text:p/>
        </draw:line>
        <draw:line draw:style-name="gr1" draw:layer="layout" svg:x1="9.719cm" svg:y1="0.666cm" svg:x2="9.77cm" svg:y2="0.615cm">
          <text:p/>
        </draw:line>
        <draw:line draw:style-name="gr1" draw:layer="layout" svg:x1="9.967cm" svg:y1="0.417cm" svg:x2="10.018cm" svg:y2="0.366cm">
          <text:p/>
        </draw:line>
        <draw:line draw:style-name="gr1" draw:layer="layout" svg:x1="10.216cm" svg:y1="0.168cm" svg:x2="10.267cm" svg:y2="0.117cm">
          <text:p/>
        </draw:line>
        <draw:line draw:style-name="gr1" draw:layer="layout" svg:x1="8.725cm" svg:y1="0.666cm" svg:x2="8.776cm" svg:y2="0.615cm">
          <text:p/>
        </draw:line>
        <draw:line draw:style-name="gr1" draw:layer="layout" svg:x1="8.973cm" svg:y1="0.417cm" svg:x2="9.024cm" svg:y2="0.366cm">
          <text:p/>
        </draw:line>
        <draw:line draw:style-name="gr1" draw:layer="layout" svg:x1="9.222cm" svg:y1="0.168cm" svg:x2="9.273cm" svg:y2="0.117cm">
          <text:p/>
        </draw:line>
        <draw:line draw:style-name="gr1" draw:layer="layout" svg:x1="0.026cm" svg:y1="9.364cm" svg:x2="0.077cm" svg:y2="9.313cm">
          <text:p/>
        </draw:line>
        <draw:line draw:style-name="gr1" draw:layer="layout" svg:x1="0.274cm" svg:y1="9.116cm" svg:x2="0.325cm" svg:y2="9.065cm">
          <text:p/>
        </draw:line>
        <draw:line draw:style-name="gr1" draw:layer="layout" svg:x1="0.523cm" svg:y1="8.867cm" svg:x2="0.574cm" svg:y2="8.816cm">
          <text:p/>
        </draw:line>
        <draw:line draw:style-name="gr1" draw:layer="layout" svg:x1="0.026cm" svg:y1="8.37cm" svg:x2="0.077cm" svg:y2="8.319cm">
          <text:p/>
        </draw:line>
        <draw:line draw:style-name="gr1" draw:layer="layout" svg:x1="0.274cm" svg:y1="8.121cm" svg:x2="0.325cm" svg:y2="8.07cm">
          <text:p/>
        </draw:line>
        <draw:line draw:style-name="gr1" draw:layer="layout" svg:x1="0.523cm" svg:y1="7.873cm" svg:x2="0.574cm" svg:y2="7.822cm">
          <text:p/>
        </draw:line>
        <draw:line draw:style-name="gr1" draw:layer="layout" svg:x1="7.73cm" svg:y1="0.666cm" svg:x2="7.781cm" svg:y2="0.615cm">
          <text:p/>
        </draw:line>
        <draw:line draw:style-name="gr1" draw:layer="layout" svg:x1="7.979cm" svg:y1="0.417cm" svg:x2="8.03cm" svg:y2="0.366cm">
          <text:p/>
        </draw:line>
        <draw:line draw:style-name="gr1" draw:layer="layout" svg:x1="8.227cm" svg:y1="0.168cm" svg:x2="8.278cm" svg:y2="0.117cm">
          <text:p/>
        </draw:line>
        <draw:line draw:style-name="gr1" draw:layer="layout" svg:x1="6.736cm" svg:y1="0.666cm" svg:x2="6.787cm" svg:y2="0.615cm">
          <text:p/>
        </draw:line>
        <draw:line draw:style-name="gr1" draw:layer="layout" svg:x1="6.985cm" svg:y1="0.417cm" svg:x2="7.036cm" svg:y2="0.366cm">
          <text:p/>
        </draw:line>
        <draw:line draw:style-name="gr1" draw:layer="layout" svg:x1="7.233cm" svg:y1="0.168cm" svg:x2="7.284cm" svg:y2="0.117cm">
          <text:p/>
        </draw:line>
        <draw:line draw:style-name="gr1" draw:layer="layout" svg:x1="0.026cm" svg:y1="7.376cm" svg:x2="0.077cm" svg:y2="7.325cm">
          <text:p/>
        </draw:line>
        <draw:line draw:style-name="gr1" draw:layer="layout" svg:x1="0.274cm" svg:y1="7.127cm" svg:x2="0.325cm" svg:y2="7.076cm">
          <text:p/>
        </draw:line>
        <draw:line draw:style-name="gr1" draw:layer="layout" svg:x1="0.523cm" svg:y1="6.879cm" svg:x2="0.574cm" svg:y2="6.828cm">
          <text:p/>
        </draw:line>
        <draw:line draw:style-name="gr1" draw:layer="layout" svg:x1="0.026cm" svg:y1="6.382cm" svg:x2="0.077cm" svg:y2="6.331cm">
          <text:p/>
        </draw:line>
        <draw:line draw:style-name="gr1" draw:layer="layout" svg:x1="0.274cm" svg:y1="6.133cm" svg:x2="0.325cm" svg:y2="6.082cm">
          <text:p/>
        </draw:line>
        <draw:line draw:style-name="gr1" draw:layer="layout" svg:x1="0.523cm" svg:y1="5.885cm" svg:x2="0.574cm" svg:y2="5.834cm">
          <text:p/>
        </draw:line>
        <draw:line draw:style-name="gr1" draw:layer="layout" svg:x1="5.742cm" svg:y1="0.666cm" svg:x2="5.793cm" svg:y2="0.615cm">
          <text:p/>
        </draw:line>
        <draw:line draw:style-name="gr1" draw:layer="layout" svg:x1="5.991cm" svg:y1="0.417cm" svg:x2="6.042cm" svg:y2="0.366cm">
          <text:p/>
        </draw:line>
        <draw:line draw:style-name="gr1" draw:layer="layout" svg:x1="6.239cm" svg:y1="0.168cm" svg:x2="6.29cm" svg:y2="0.117cm">
          <text:p/>
        </draw:line>
        <draw:line draw:style-name="gr1" draw:layer="layout" svg:x1="4.748cm" svg:y1="0.666cm" svg:x2="4.799cm" svg:y2="0.615cm">
          <text:p/>
        </draw:line>
        <draw:line draw:style-name="gr1" draw:layer="layout" svg:x1="4.997cm" svg:y1="0.417cm" svg:x2="5.048cm" svg:y2="0.366cm">
          <text:p/>
        </draw:line>
        <draw:line draw:style-name="gr1" draw:layer="layout" svg:x1="5.245cm" svg:y1="0.168cm" svg:x2="5.296cm" svg:y2="0.117cm">
          <text:p/>
        </draw:line>
        <draw:line draw:style-name="gr1" draw:layer="layout" svg:x1="0.026cm" svg:y1="5.388cm" svg:x2="0.077cm" svg:y2="5.337cm">
          <text:p/>
        </draw:line>
        <draw:line draw:style-name="gr1" draw:layer="layout" svg:x1="0.274cm" svg:y1="5.139cm" svg:x2="0.325cm" svg:y2="5.088cm">
          <text:p/>
        </draw:line>
        <draw:line draw:style-name="gr1" draw:layer="layout" svg:x1="0.523cm" svg:y1="4.891cm" svg:x2="0.574cm" svg:y2="4.84cm">
          <text:p/>
        </draw:line>
        <draw:line draw:style-name="gr1" draw:layer="layout" svg:x1="0.026cm" svg:y1="4.394cm" svg:x2="0.077cm" svg:y2="4.343cm">
          <text:p/>
        </draw:line>
        <draw:line draw:style-name="gr1" draw:layer="layout" svg:x1="0.274cm" svg:y1="4.145cm" svg:x2="0.325cm" svg:y2="4.094cm">
          <text:p/>
        </draw:line>
        <draw:line draw:style-name="gr1" draw:layer="layout" svg:x1="0.523cm" svg:y1="3.897cm" svg:x2="0.574cm" svg:y2="3.846cm">
          <text:p/>
        </draw:line>
        <draw:line draw:style-name="gr1" draw:layer="layout" svg:x1="3.754cm" svg:y1="0.666cm" svg:x2="3.805cm" svg:y2="0.615cm">
          <text:p/>
        </draw:line>
        <draw:line draw:style-name="gr1" draw:layer="layout" svg:x1="4.003cm" svg:y1="0.417cm" svg:x2="4.053cm" svg:y2="0.366cm">
          <text:p/>
        </draw:line>
        <draw:line draw:style-name="gr1" draw:layer="layout" svg:x1="4.251cm" svg:y1="0.168cm" svg:x2="4.302cm" svg:y2="0.117cm">
          <text:p/>
        </draw:line>
        <draw:line draw:style-name="gr1" draw:layer="layout" svg:x1="2.76cm" svg:y1="0.666cm" svg:x2="2.811cm" svg:y2="0.615cm">
          <text:p/>
        </draw:line>
        <draw:line draw:style-name="gr1" draw:layer="layout" svg:x1="3.008cm" svg:y1="0.417cm" svg:x2="3.058cm" svg:y2="0.366cm">
          <text:p/>
        </draw:line>
        <draw:line draw:style-name="gr1" draw:layer="layout" svg:x1="3.257cm" svg:y1="0.168cm" svg:x2="3.308cm" svg:y2="0.117cm">
          <text:p/>
        </draw:line>
        <draw:line draw:style-name="gr1" draw:layer="layout" svg:x1="0.026cm" svg:y1="3.4cm" svg:x2="0.077cm" svg:y2="3.349cm">
          <text:p/>
        </draw:line>
        <draw:line draw:style-name="gr1" draw:layer="layout" svg:x1="0.274cm" svg:y1="3.151cm" svg:x2="0.325cm" svg:y2="3.1cm">
          <text:p/>
        </draw:line>
        <draw:line draw:style-name="gr1" draw:layer="layout" svg:x1="0.523cm" svg:y1="2.903cm" svg:x2="0.574cm" svg:y2="2.852cm">
          <text:p/>
        </draw:line>
        <draw:line draw:style-name="gr1" draw:layer="layout" svg:x1="0.026cm" svg:y1="2.405cm" svg:x2="0.077cm" svg:y2="2.354cm">
          <text:p/>
        </draw:line>
        <draw:line draw:style-name="gr1" draw:layer="layout" svg:x1="0.274cm" svg:y1="2.157cm" svg:x2="0.325cm" svg:y2="2.106cm">
          <text:p/>
        </draw:line>
        <draw:line draw:style-name="gr1" draw:layer="layout" svg:x1="0.523cm" svg:y1="1.907cm" svg:x2="0.574cm" svg:y2="1.857cm">
          <text:p/>
        </draw:line>
        <draw:line draw:style-name="gr1" draw:layer="layout" svg:x1="1.766cm" svg:y1="0.666cm" svg:x2="1.817cm" svg:y2="0.615cm">
          <text:p/>
        </draw:line>
        <draw:line draw:style-name="gr1" draw:layer="layout" svg:x1="2.014cm" svg:y1="0.417cm" svg:x2="2.065cm" svg:y2="0.366cm">
          <text:p/>
        </draw:line>
        <draw:line draw:style-name="gr1" draw:layer="layout" svg:x1="2.263cm" svg:y1="0.168cm" svg:x2="2.314cm" svg:y2="0.117cm">
          <text:p/>
        </draw:line>
        <draw:line draw:style-name="gr1" draw:layer="layout" svg:x1="0.026cm" svg:y1="1.41cm" svg:x2="0.077cm" svg:y2="1.36cm">
          <text:p/>
        </draw:line>
        <draw:line draw:style-name="gr1" draw:layer="layout" svg:x1="0.274cm" svg:y1="1.163cm" svg:x2="0.325cm" svg:y2="1.112cm">
          <text:p/>
        </draw:line>
        <draw:line draw:style-name="gr1" draw:layer="layout" svg:x1="0.523cm" svg:y1="0.913cm" svg:x2="0.574cm" svg:y2="0.863cm">
          <text:p/>
        </draw:line>
        <draw:line draw:style-name="gr1" draw:layer="layout" svg:x1="0.772cm" svg:y1="0.666cm" svg:x2="0.823cm" svg:y2="0.615cm">
          <text:p/>
        </draw:line>
        <draw:line draw:style-name="gr1" draw:layer="layout" svg:x1="1.02cm" svg:y1="0.417cm" svg:x2="1.071cm" svg:y2="0.366cm">
          <text:p/>
        </draw:line>
        <draw:line draw:style-name="gr1" draw:layer="layout" svg:x1="1.269cm" svg:y1="0.168cm" svg:x2="1.32cm" svg:y2="0.117cm">
          <text:p/>
        </draw:line>
        <draw:line draw:style-name="gr1" draw:layer="layout" svg:x1="0.026cm" svg:y1="0.417cm" svg:x2="0.077cm" svg:y2="0.366cm">
          <text:p/>
        </draw:line>
        <draw:line draw:style-name="gr1" draw:layer="layout" svg:x1="0.274cm" svg:y1="0.168cm" svg:x2="0.325cm" svg:y2="0.117cm">
          <text:p/>
        </draw:line>
        <draw:line draw:style-name="gr1" draw:layer="layout" svg:x1="13.261cm" svg:y1="13.9cm" svg:x2="13.312cm" svg:y2="13.849cm">
          <text:p/>
        </draw:line>
        <draw:line draw:style-name="gr1" draw:layer="layout" svg:x1="13.509cm" svg:y1="13.652cm" svg:x2="13.56cm" svg:y2="13.601cm">
          <text:p/>
        </draw:line>
        <draw:line draw:style-name="gr1" draw:layer="layout" svg:x1="13.758cm" svg:y1="13.403cm" svg:x2="13.809cm" svg:y2="13.352cm">
          <text:p/>
        </draw:line>
        <draw:line draw:style-name="gr1" draw:layer="layout" svg:x1="14.006cm" svg:y1="13.155cm" svg:x2="14.057cm" svg:y2="13.104cm">
          <text:p/>
        </draw:line>
        <draw:line draw:style-name="gr1" draw:layer="layout" svg:x1="13.509cm" svg:y1="12.658cm" svg:x2="13.56cm" svg:y2="12.607cm">
          <text:p/>
        </draw:line>
        <draw:line draw:style-name="gr1" draw:layer="layout" svg:x1="13.758cm" svg:y1="12.409cm" svg:x2="13.809cm" svg:y2="12.358cm">
          <text:p/>
        </draw:line>
        <draw:line draw:style-name="gr1" draw:layer="layout" svg:x1="14.006cm" svg:y1="12.16cm" svg:x2="14.057cm" svg:y2="12.109cm">
          <text:p/>
        </draw:line>
        <draw:line draw:style-name="gr1" draw:layer="layout" svg:x1="12.266cm" svg:y1="13.9cm" svg:x2="12.317cm" svg:y2="13.849cm">
          <text:p/>
        </draw:line>
        <draw:line draw:style-name="gr1" draw:layer="layout" svg:x1="12.515cm" svg:y1="13.652cm" svg:x2="12.566cm" svg:y2="13.601cm">
          <text:p/>
        </draw:line>
        <draw:line draw:style-name="gr1" draw:layer="layout" svg:x1="12.763cm" svg:y1="13.402cm" svg:x2="12.783cm" svg:y2="13.382cm">
          <text:p/>
        </draw:line>
        <draw:line draw:style-name="gr1" draw:layer="layout" svg:x1="11.272cm" svg:y1="13.9cm" svg:x2="11.322cm" svg:y2="13.849cm">
          <text:p/>
        </draw:line>
        <draw:line draw:style-name="gr1" draw:layer="layout" svg:x1="11.521cm" svg:y1="13.652cm" svg:x2="11.572cm" svg:y2="13.601cm">
          <text:p/>
        </draw:line>
        <draw:line draw:style-name="gr1" draw:layer="layout" svg:x1="11.769cm" svg:y1="13.402cm" svg:x2="11.789cm" svg:y2="13.382cm">
          <text:p/>
        </draw:line>
        <draw:line draw:style-name="gr1" draw:layer="layout" svg:x1="13.509cm" svg:y1="11.663cm" svg:x2="13.56cm" svg:y2="11.612cm">
          <text:p/>
        </draw:line>
        <draw:line draw:style-name="gr1" draw:layer="layout" svg:x1="13.758cm" svg:y1="11.415cm" svg:x2="13.809cm" svg:y2="11.364cm">
          <text:p/>
        </draw:line>
        <draw:line draw:style-name="gr1" draw:layer="layout" svg:x1="14.006cm" svg:y1="11.166cm" svg:x2="14.057cm" svg:y2="11.115cm">
          <text:p/>
        </draw:line>
        <draw:line draw:style-name="gr1" draw:layer="layout" svg:x1="13.509cm" svg:y1="10.669cm" svg:x2="13.56cm" svg:y2="10.618cm">
          <text:p/>
        </draw:line>
        <draw:line draw:style-name="gr1" draw:layer="layout" svg:x1="13.758cm" svg:y1="10.421cm" svg:x2="13.809cm" svg:y2="10.37cm">
          <text:p/>
        </draw:line>
        <draw:line draw:style-name="gr1" draw:layer="layout" svg:x1="14.006cm" svg:y1="10.172cm" svg:x2="14.057cm" svg:y2="10.121cm">
          <text:p/>
        </draw:line>
        <draw:line draw:style-name="gr1" draw:layer="layout" svg:x1="10.278cm" svg:y1="13.9cm" svg:x2="10.328cm" svg:y2="13.849cm">
          <text:p/>
        </draw:line>
        <draw:line draw:style-name="gr1" draw:layer="layout" svg:x1="10.527cm" svg:y1="13.652cm" svg:x2="10.578cm" svg:y2="13.601cm">
          <text:p/>
        </draw:line>
        <draw:line draw:style-name="gr1" draw:layer="layout" svg:x1="10.775cm" svg:y1="13.402cm" svg:x2="10.795cm" svg:y2="13.382cm">
          <text:p/>
        </draw:line>
        <draw:line draw:style-name="gr1" draw:layer="layout" svg:x1="9.284cm" svg:y1="13.9cm" svg:x2="9.335cm" svg:y2="13.849cm">
          <text:p/>
        </draw:line>
        <draw:line draw:style-name="gr1" draw:layer="layout" svg:x1="9.532cm" svg:y1="13.652cm" svg:x2="9.583cm" svg:y2="13.601cm">
          <text:p/>
        </draw:line>
        <draw:line draw:style-name="gr1" draw:layer="layout" svg:x1="9.781cm" svg:y1="13.402cm" svg:x2="9.801cm" svg:y2="13.382cm">
          <text:p/>
        </draw:line>
        <draw:line draw:style-name="gr1" draw:layer="layout" svg:x1="13.509cm" svg:y1="9.675cm" svg:x2="13.56cm" svg:y2="9.624cm">
          <text:p/>
        </draw:line>
        <draw:line draw:style-name="gr1" draw:layer="layout" svg:x1="13.758cm" svg:y1="9.426cm" svg:x2="13.809cm" svg:y2="9.375cm">
          <text:p/>
        </draw:line>
        <draw:line draw:style-name="gr1" draw:layer="layout" svg:x1="14.006cm" svg:y1="9.178cm" svg:x2="14.057cm" svg:y2="9.127cm">
          <text:p/>
        </draw:line>
        <draw:line draw:style-name="gr1" draw:layer="layout" svg:x1="13.509cm" svg:y1="8.68cm" svg:x2="13.56cm" svg:y2="8.63cm">
          <text:p/>
        </draw:line>
        <draw:line draw:style-name="gr1" draw:layer="layout" svg:x1="13.758cm" svg:y1="8.432cm" svg:x2="13.809cm" svg:y2="8.381cm">
          <text:p/>
        </draw:line>
        <draw:line draw:style-name="gr1" draw:layer="layout" svg:x1="14.006cm" svg:y1="8.183cm" svg:x2="14.057cm" svg:y2="8.133cm">
          <text:p/>
        </draw:line>
        <draw:line draw:style-name="gr1" draw:layer="layout" svg:x1="8.29cm" svg:y1="13.9cm" svg:x2="8.341cm" svg:y2="13.849cm">
          <text:p/>
        </draw:line>
        <draw:line draw:style-name="gr1" draw:layer="layout" svg:x1="8.538cm" svg:y1="13.652cm" svg:x2="8.589cm" svg:y2="13.601cm">
          <text:p/>
        </draw:line>
        <draw:line draw:style-name="gr1" draw:layer="layout" svg:x1="8.787cm" svg:y1="13.402cm" svg:x2="8.808cm" svg:y2="13.382cm">
          <text:p/>
        </draw:line>
        <draw:line draw:style-name="gr1" draw:layer="layout" svg:x1="7.295cm" svg:y1="13.9cm" svg:x2="7.346cm" svg:y2="13.849cm">
          <text:p/>
        </draw:line>
        <draw:line draw:style-name="gr1" draw:layer="layout" svg:x1="7.544cm" svg:y1="13.652cm" svg:x2="7.595cm" svg:y2="13.601cm">
          <text:p/>
        </draw:line>
        <draw:line draw:style-name="gr1" draw:layer="layout" svg:x1="7.793cm" svg:y1="13.402cm" svg:x2="7.814cm" svg:y2="13.382cm">
          <text:p/>
        </draw:line>
        <draw:line draw:style-name="gr1" draw:layer="layout" svg:x1="13.509cm" svg:y1="7.686cm" svg:x2="13.56cm" svg:y2="7.636cm">
          <text:p/>
        </draw:line>
        <draw:line draw:style-name="gr1" draw:layer="layout" svg:x1="13.758cm" svg:y1="7.438cm" svg:x2="13.809cm" svg:y2="7.387cm">
          <text:p/>
        </draw:line>
        <draw:line draw:style-name="gr1" draw:layer="layout" svg:x1="14.006cm" svg:y1="7.189cm" svg:x2="14.057cm" svg:y2="7.138cm">
          <text:p/>
        </draw:line>
        <draw:line draw:style-name="gr1" draw:layer="layout" svg:x1="13.509cm" svg:y1="6.692cm" svg:x2="13.56cm" svg:y2="6.641cm">
          <text:p/>
        </draw:line>
        <draw:line draw:style-name="gr1" draw:layer="layout" svg:x1="13.758cm" svg:y1="6.444cm" svg:x2="13.809cm" svg:y2="6.393cm">
          <text:p/>
        </draw:line>
        <draw:line draw:style-name="gr1" draw:layer="layout" svg:x1="14.006cm" svg:y1="6.195cm" svg:x2="14.057cm" svg:y2="6.144cm">
          <text:p/>
        </draw:line>
        <draw:line draw:style-name="gr1" draw:layer="layout" svg:x1="6.301cm" svg:y1="13.9cm" svg:x2="6.352cm" svg:y2="13.849cm">
          <text:p/>
        </draw:line>
        <draw:line draw:style-name="gr1" draw:layer="layout" svg:x1="6.55cm" svg:y1="13.652cm" svg:x2="6.601cm" svg:y2="13.601cm">
          <text:p/>
        </draw:line>
        <draw:line draw:style-name="gr1" draw:layer="layout" svg:x1="6.798cm" svg:y1="13.402cm" svg:x2="6.819cm" svg:y2="13.382cm">
          <text:p/>
        </draw:line>
        <draw:line draw:style-name="gr1" draw:layer="layout" svg:x1="5.307cm" svg:y1="13.9cm" svg:x2="5.358cm" svg:y2="13.849cm">
          <text:p/>
        </draw:line>
        <draw:line draw:style-name="gr1" draw:layer="layout" svg:x1="5.556cm" svg:y1="13.652cm" svg:x2="5.607cm" svg:y2="13.601cm">
          <text:p/>
        </draw:line>
        <draw:line draw:style-name="gr1" draw:layer="layout" svg:x1="5.804cm" svg:y1="13.402cm" svg:x2="5.825cm" svg:y2="13.382cm">
          <text:p/>
        </draw:line>
        <draw:line draw:style-name="gr1" draw:layer="layout" svg:x1="13.509cm" svg:y1="5.698cm" svg:x2="13.56cm" svg:y2="5.647cm">
          <text:p/>
        </draw:line>
        <draw:line draw:style-name="gr1" draw:layer="layout" svg:x1="13.758cm" svg:y1="5.45cm" svg:x2="13.809cm" svg:y2="5.399cm">
          <text:p/>
        </draw:line>
        <draw:line draw:style-name="gr1" draw:layer="layout" svg:x1="14.006cm" svg:y1="5.201cm" svg:x2="14.057cm" svg:y2="5.15cm">
          <text:p/>
        </draw:line>
        <draw:line draw:style-name="gr1" draw:layer="layout" svg:x1="13.509cm" svg:y1="4.704cm" svg:x2="13.56cm" svg:y2="4.653cm">
          <text:p/>
        </draw:line>
        <draw:line draw:style-name="gr1" draw:layer="layout" svg:x1="13.758cm" svg:y1="4.456cm" svg:x2="13.809cm" svg:y2="4.405cm">
          <text:p/>
        </draw:line>
        <draw:line draw:style-name="gr1" draw:layer="layout" svg:x1="14.006cm" svg:y1="4.207cm" svg:x2="14.057cm" svg:y2="4.156cm">
          <text:p/>
        </draw:line>
        <draw:line draw:style-name="gr1" draw:layer="layout" svg:x1="4.313cm" svg:y1="13.9cm" svg:x2="4.364cm" svg:y2="13.849cm">
          <text:p/>
        </draw:line>
        <draw:line draw:style-name="gr1" draw:layer="layout" svg:x1="4.562cm" svg:y1="13.652cm" svg:x2="4.613cm" svg:y2="13.601cm">
          <text:p/>
        </draw:line>
        <draw:line draw:style-name="gr1" draw:layer="layout" svg:x1="4.81cm" svg:y1="13.402cm" svg:x2="4.83cm" svg:y2="13.382cm">
          <text:p/>
        </draw:line>
        <draw:line draw:style-name="gr1" draw:layer="layout" svg:x1="3.319cm" svg:y1="13.9cm" svg:x2="3.37cm" svg:y2="13.849cm">
          <text:p/>
        </draw:line>
        <draw:line draw:style-name="gr1" draw:layer="layout" svg:x1="3.568cm" svg:y1="13.652cm" svg:x2="3.619cm" svg:y2="13.601cm">
          <text:p/>
        </draw:line>
        <draw:line draw:style-name="gr1" draw:layer="layout" svg:x1="3.816cm" svg:y1="13.402cm" svg:x2="3.836cm" svg:y2="13.382cm">
          <text:p/>
        </draw:line>
        <draw:line draw:style-name="gr1" draw:layer="layout" svg:x1="13.509cm" svg:y1="3.71cm" svg:x2="13.56cm" svg:y2="3.659cm">
          <text:p/>
        </draw:line>
        <draw:line draw:style-name="gr1" draw:layer="layout" svg:x1="13.758cm" svg:y1="3.462cm" svg:x2="13.809cm" svg:y2="3.411cm">
          <text:p/>
        </draw:line>
        <draw:line draw:style-name="gr1" draw:layer="layout" svg:x1="14.006cm" svg:y1="3.213cm" svg:x2="14.057cm" svg:y2="3.162cm">
          <text:p/>
        </draw:line>
        <draw:line draw:style-name="gr1" draw:layer="layout" svg:x1="13.509cm" svg:y1="2.716cm" svg:x2="13.56cm" svg:y2="2.665cm">
          <text:p/>
        </draw:line>
        <draw:line draw:style-name="gr1" draw:layer="layout" svg:x1="13.758cm" svg:y1="2.468cm" svg:x2="13.809cm" svg:y2="2.417cm">
          <text:p/>
        </draw:line>
        <draw:line draw:style-name="gr1" draw:layer="layout" svg:x1="14.006cm" svg:y1="2.219cm" svg:x2="14.057cm" svg:y2="2.168cm">
          <text:p/>
        </draw:line>
        <draw:line draw:style-name="gr1" draw:layer="layout" svg:x1="2.325cm" svg:y1="13.9cm" svg:x2="2.376cm" svg:y2="13.849cm">
          <text:p/>
        </draw:line>
        <draw:line draw:style-name="gr1" draw:layer="layout" svg:x1="2.574cm" svg:y1="13.652cm" svg:x2="2.625cm" svg:y2="13.601cm">
          <text:p/>
        </draw:line>
        <draw:line draw:style-name="gr1" draw:layer="layout" svg:x1="2.822cm" svg:y1="13.402cm" svg:x2="2.842cm" svg:y2="13.382cm">
          <text:p/>
        </draw:line>
        <draw:line draw:style-name="gr1" draw:layer="layout" svg:x1="1.331cm" svg:y1="13.9cm" svg:x2="1.382cm" svg:y2="13.849cm">
          <text:p/>
        </draw:line>
        <draw:line draw:style-name="gr1" draw:layer="layout" svg:x1="1.579cm" svg:y1="13.652cm" svg:x2="1.629cm" svg:y2="13.601cm">
          <text:p/>
        </draw:line>
        <draw:line draw:style-name="gr1" draw:layer="layout" svg:x1="1.828cm" svg:y1="13.402cm" svg:x2="1.848cm" svg:y2="13.382cm">
          <text:p/>
        </draw:line>
        <draw:line draw:style-name="gr1" draw:layer="layout" svg:x1="13.509cm" svg:y1="1.722cm" svg:x2="13.56cm" svg:y2="1.671cm">
          <text:p/>
        </draw:line>
        <draw:line draw:style-name="gr1" draw:layer="layout" svg:x1="13.758cm" svg:y1="1.473cm" svg:x2="13.809cm" svg:y2="1.422cm">
          <text:p/>
        </draw:line>
        <draw:line draw:style-name="gr1" draw:layer="layout" svg:x1="14.006cm" svg:y1="1.225cm" svg:x2="14.057cm" svg:y2="1.174cm">
          <text:p/>
        </draw:line>
        <draw:line draw:style-name="gr1" draw:layer="layout" svg:x1="13.509cm" svg:y1="0.728cm" svg:x2="13.56cm" svg:y2="0.677cm">
          <text:p/>
        </draw:line>
        <draw:line draw:style-name="gr1" draw:layer="layout" svg:x1="13.758cm" svg:y1="0.479cm" svg:x2="13.809cm" svg:y2="0.428cm">
          <text:p/>
        </draw:line>
        <draw:line draw:style-name="gr1" draw:layer="layout" svg:x1="14.006cm" svg:y1="0.231cm" svg:x2="14.057cm" svg:y2="0.18cm">
          <text:p/>
        </draw:line>
        <draw:line draw:style-name="gr1" draw:layer="layout" svg:x1="0.337cm" svg:y1="13.9cm" svg:x2="0.388cm" svg:y2="13.849cm">
          <text:p/>
        </draw:line>
        <draw:line draw:style-name="gr1" draw:layer="layout" svg:x1="0.585cm" svg:y1="13.652cm" svg:x2="0.636cm" svg:y2="13.601cm">
          <text:p/>
        </draw:line>
        <draw:line draw:style-name="gr1" draw:layer="layout" svg:x1="0.834cm" svg:y1="13.402cm" svg:x2="0.854cm" svg:y2="13.382cm">
          <text:p/>
        </draw:line>
        <draw:line draw:style-name="gr1" draw:layer="layout" svg:x1="0.088cm" svg:y1="13.155cm" svg:x2="0.139cm" svg:y2="13.104cm">
          <text:p/>
        </draw:line>
        <draw:line draw:style-name="gr1" draw:layer="layout" svg:x1="0.337cm" svg:y1="12.906cm" svg:x2="0.388cm" svg:y2="12.855cm">
          <text:p/>
        </draw:line>
        <draw:line draw:style-name="gr1" draw:layer="layout" svg:x1="0.585cm" svg:y1="12.658cm" svg:x2="0.636cm" svg:y2="12.607cm">
          <text:p/>
        </draw:line>
        <draw:line draw:style-name="gr1" draw:layer="layout" svg:x1="12.515cm" svg:y1="0.728cm" svg:x2="12.566cm" svg:y2="0.677cm">
          <text:p/>
        </draw:line>
        <draw:line draw:style-name="gr1" draw:layer="layout" svg:x1="12.763cm" svg:y1="0.479cm" svg:x2="12.814cm" svg:y2="0.428cm">
          <text:p/>
        </draw:line>
        <draw:line draw:style-name="gr1" draw:layer="layout" svg:x1="13.012cm" svg:y1="0.231cm" svg:x2="13.063cm" svg:y2="0.18cm">
          <text:p/>
        </draw:line>
        <draw:line draw:style-name="gr1" draw:layer="layout" svg:x1="11.521cm" svg:y1="0.728cm" svg:x2="11.572cm" svg:y2="0.677cm">
          <text:p/>
        </draw:line>
        <draw:line draw:style-name="gr1" draw:layer="layout" svg:x1="11.769cm" svg:y1="0.479cm" svg:x2="11.82cm" svg:y2="0.428cm">
          <text:p/>
        </draw:line>
        <draw:line draw:style-name="gr1" draw:layer="layout" svg:x1="12.018cm" svg:y1="0.231cm" svg:x2="12.069cm" svg:y2="0.18cm">
          <text:p/>
        </draw:line>
        <draw:line draw:style-name="gr1" draw:layer="layout" svg:x1="0.088cm" svg:y1="12.16cm" svg:x2="0.139cm" svg:y2="12.109cm">
          <text:p/>
        </draw:line>
        <draw:line draw:style-name="gr1" draw:layer="layout" svg:x1="0.337cm" svg:y1="11.912cm" svg:x2="0.388cm" svg:y2="11.861cm">
          <text:p/>
        </draw:line>
        <draw:line draw:style-name="gr1" draw:layer="layout" svg:x1="0.585cm" svg:y1="11.663cm" svg:x2="0.636cm" svg:y2="11.612cm">
          <text:p/>
        </draw:line>
        <draw:line draw:style-name="gr1" draw:layer="layout" svg:x1="0.088cm" svg:y1="11.166cm" svg:x2="0.139cm" svg:y2="11.115cm">
          <text:p/>
        </draw:line>
        <draw:line draw:style-name="gr1" draw:layer="layout" svg:x1="0.337cm" svg:y1="10.918cm" svg:x2="0.388cm" svg:y2="10.867cm">
          <text:p/>
        </draw:line>
        <draw:line draw:style-name="gr1" draw:layer="layout" svg:x1="0.585cm" svg:y1="10.669cm" svg:x2="0.636cm" svg:y2="10.618cm">
          <text:p/>
        </draw:line>
        <draw:line draw:style-name="gr1" draw:layer="layout" svg:x1="10.527cm" svg:y1="0.728cm" svg:x2="10.578cm" svg:y2="0.677cm">
          <text:p/>
        </draw:line>
        <draw:line draw:style-name="gr1" draw:layer="layout" svg:x1="10.775cm" svg:y1="0.479cm" svg:x2="10.825cm" svg:y2="0.428cm">
          <text:p/>
        </draw:line>
        <draw:line draw:style-name="gr1" draw:layer="layout" svg:x1="11.024cm" svg:y1="0.231cm" svg:x2="11.075cm" svg:y2="0.18cm">
          <text:p/>
        </draw:line>
        <draw:line draw:style-name="gr1" draw:layer="layout" svg:x1="9.532cm" svg:y1="0.728cm" svg:x2="9.583cm" svg:y2="0.677cm">
          <text:p/>
        </draw:line>
        <draw:line draw:style-name="gr1" draw:layer="layout" svg:x1="9.781cm" svg:y1="0.479cm" svg:x2="9.831cm" svg:y2="0.428cm">
          <text:p/>
        </draw:line>
        <draw:line draw:style-name="gr1" draw:layer="layout" svg:x1="10.029cm" svg:y1="0.231cm" svg:x2="10.08cm" svg:y2="0.18cm">
          <text:p/>
        </draw:line>
        <draw:line draw:style-name="gr1" draw:layer="layout" svg:x1="0.088cm" svg:y1="10.172cm" svg:x2="0.139cm" svg:y2="10.121cm">
          <text:p/>
        </draw:line>
        <draw:line draw:style-name="gr1" draw:layer="layout" svg:x1="0.337cm" svg:y1="9.923cm" svg:x2="0.388cm" svg:y2="9.872cm">
          <text:p/>
        </draw:line>
        <draw:line draw:style-name="gr1" draw:layer="layout" svg:x1="0.585cm" svg:y1="9.675cm" svg:x2="0.636cm" svg:y2="9.624cm">
          <text:p/>
        </draw:line>
        <draw:line draw:style-name="gr1" draw:layer="layout" svg:x1="0.088cm" svg:y1="9.178cm" svg:x2="0.139cm" svg:y2="9.127cm">
          <text:p/>
        </draw:line>
        <draw:line draw:style-name="gr1" draw:layer="layout" svg:x1="0.337cm" svg:y1="8.929cm" svg:x2="0.388cm" svg:y2="8.878cm">
          <text:p/>
        </draw:line>
        <draw:line draw:style-name="gr1" draw:layer="layout" svg:x1="0.585cm" svg:y1="8.68cm" svg:x2="0.636cm" svg:y2="8.63cm">
          <text:p/>
        </draw:line>
        <draw:line draw:style-name="gr1" draw:layer="layout" svg:x1="8.538cm" svg:y1="0.728cm" svg:x2="8.589cm" svg:y2="0.677cm">
          <text:p/>
        </draw:line>
        <draw:line draw:style-name="gr1" draw:layer="layout" svg:x1="8.787cm" svg:y1="0.479cm" svg:x2="8.838cm" svg:y2="0.428cm">
          <text:p/>
        </draw:line>
        <draw:line draw:style-name="gr1" draw:layer="layout" svg:x1="9.035cm" svg:y1="0.231cm" svg:x2="9.086cm" svg:y2="0.18cm">
          <text:p/>
        </draw:line>
        <draw:line draw:style-name="gr1" draw:layer="layout" svg:x1="7.544cm" svg:y1="0.728cm" svg:x2="7.595cm" svg:y2="0.677cm">
          <text:p/>
        </draw:line>
        <draw:line draw:style-name="gr1" draw:layer="layout" svg:x1="7.793cm" svg:y1="0.479cm" svg:x2="7.844cm" svg:y2="0.428cm">
          <text:p/>
        </draw:line>
        <draw:line draw:style-name="gr1" draw:layer="layout" svg:x1="8.041cm" svg:y1="0.231cm" svg:x2="8.092cm" svg:y2="0.18cm">
          <text:p/>
        </draw:line>
        <draw:line draw:style-name="gr1" draw:layer="layout" svg:x1="0.088cm" svg:y1="8.183cm" svg:x2="0.139cm" svg:y2="8.133cm">
          <text:p/>
        </draw:line>
        <draw:line draw:style-name="gr1" draw:layer="layout" svg:x1="0.337cm" svg:y1="7.935cm" svg:x2="0.388cm" svg:y2="7.884cm">
          <text:p/>
        </draw:line>
        <draw:line draw:style-name="gr1" draw:layer="layout" svg:x1="0.585cm" svg:y1="7.686cm" svg:x2="0.636cm" svg:y2="7.636cm">
          <text:p/>
        </draw:line>
        <draw:line draw:style-name="gr1" draw:layer="layout" svg:x1="0.088cm" svg:y1="7.189cm" svg:x2="0.139cm" svg:y2="7.138cm">
          <text:p/>
        </draw:line>
        <draw:line draw:style-name="gr1" draw:layer="layout" svg:x1="0.337cm" svg:y1="6.941cm" svg:x2="0.388cm" svg:y2="6.89cm">
          <text:p/>
        </draw:line>
        <draw:line draw:style-name="gr1" draw:layer="layout" svg:x1="0.585cm" svg:y1="6.692cm" svg:x2="0.636cm" svg:y2="6.641cm">
          <text:p/>
        </draw:line>
        <draw:line draw:style-name="gr1" draw:layer="layout" svg:x1="6.55cm" svg:y1="0.728cm" svg:x2="6.601cm" svg:y2="0.677cm">
          <text:p/>
        </draw:line>
        <draw:line draw:style-name="gr1" draw:layer="layout" svg:x1="6.798cm" svg:y1="0.479cm" svg:x2="6.849cm" svg:y2="0.428cm">
          <text:p/>
        </draw:line>
        <draw:line draw:style-name="gr1" draw:layer="layout" svg:x1="7.047cm" svg:y1="0.231cm" svg:x2="7.098cm" svg:y2="0.18cm">
          <text:p/>
        </draw:line>
        <draw:line draw:style-name="gr1" draw:layer="layout" svg:x1="5.556cm" svg:y1="0.728cm" svg:x2="5.607cm" svg:y2="0.677cm">
          <text:p/>
        </draw:line>
        <draw:line draw:style-name="gr1" draw:layer="layout" svg:x1="5.804cm" svg:y1="0.479cm" svg:x2="5.855cm" svg:y2="0.428cm">
          <text:p/>
        </draw:line>
        <draw:line draw:style-name="gr1" draw:layer="layout" svg:x1="6.053cm" svg:y1="0.231cm" svg:x2="6.104cm" svg:y2="0.18cm">
          <text:p/>
        </draw:line>
        <draw:line draw:style-name="gr1" draw:layer="layout" svg:x1="0.088cm" svg:y1="6.195cm" svg:x2="0.139cm" svg:y2="6.144cm">
          <text:p/>
        </draw:line>
        <draw:line draw:style-name="gr1" draw:layer="layout" svg:x1="0.337cm" svg:y1="5.947cm" svg:x2="0.388cm" svg:y2="5.896cm">
          <text:p/>
        </draw:line>
        <draw:line draw:style-name="gr1" draw:layer="layout" svg:x1="0.585cm" svg:y1="5.698cm" svg:x2="0.636cm" svg:y2="5.647cm">
          <text:p/>
        </draw:line>
        <draw:line draw:style-name="gr1" draw:layer="layout" svg:x1="0.088cm" svg:y1="5.201cm" svg:x2="0.139cm" svg:y2="5.15cm">
          <text:p/>
        </draw:line>
        <draw:line draw:style-name="gr1" draw:layer="layout" svg:x1="0.337cm" svg:y1="4.953cm" svg:x2="0.388cm" svg:y2="4.902cm">
          <text:p/>
        </draw:line>
        <draw:line draw:style-name="gr1" draw:layer="layout" svg:x1="0.585cm" svg:y1="4.704cm" svg:x2="0.636cm" svg:y2="4.653cm">
          <text:p/>
        </draw:line>
        <draw:line draw:style-name="gr1" draw:layer="layout" svg:x1="4.562cm" svg:y1="0.728cm" svg:x2="4.613cm" svg:y2="0.677cm">
          <text:p/>
        </draw:line>
        <draw:line draw:style-name="gr1" draw:layer="layout" svg:x1="4.81cm" svg:y1="0.479cm" svg:x2="4.861cm" svg:y2="0.428cm">
          <text:p/>
        </draw:line>
        <draw:line draw:style-name="gr1" draw:layer="layout" svg:x1="5.059cm" svg:y1="0.231cm" svg:x2="5.11cm" svg:y2="0.18cm">
          <text:p/>
        </draw:line>
        <draw:line draw:style-name="gr1" draw:layer="layout" svg:x1="3.568cm" svg:y1="0.728cm" svg:x2="3.619cm" svg:y2="0.677cm">
          <text:p/>
        </draw:line>
        <draw:line draw:style-name="gr1" draw:layer="layout" svg:x1="3.816cm" svg:y1="0.479cm" svg:x2="3.867cm" svg:y2="0.428cm">
          <text:p/>
        </draw:line>
        <draw:line draw:style-name="gr1" draw:layer="layout" svg:x1="4.065cm" svg:y1="0.231cm" svg:x2="4.116cm" svg:y2="0.18cm">
          <text:p/>
        </draw:line>
        <draw:line draw:style-name="gr1" draw:layer="layout" svg:x1="0.088cm" svg:y1="4.207cm" svg:x2="0.139cm" svg:y2="4.156cm">
          <text:p/>
        </draw:line>
        <draw:line draw:style-name="gr1" draw:layer="layout" svg:x1="0.337cm" svg:y1="3.959cm" svg:x2="0.388cm" svg:y2="3.908cm">
          <text:p/>
        </draw:line>
        <draw:line draw:style-name="gr1" draw:layer="layout" svg:x1="0.585cm" svg:y1="3.71cm" svg:x2="0.636cm" svg:y2="3.659cm">
          <text:p/>
        </draw:line>
        <draw:line draw:style-name="gr1" draw:layer="layout" svg:x1="0.088cm" svg:y1="3.213cm" svg:x2="0.139cm" svg:y2="3.162cm">
          <text:p/>
        </draw:line>
        <draw:line draw:style-name="gr1" draw:layer="layout" svg:x1="0.337cm" svg:y1="2.965cm" svg:x2="0.388cm" svg:y2="2.914cm">
          <text:p/>
        </draw:line>
        <draw:line draw:style-name="gr1" draw:layer="layout" svg:x1="0.585cm" svg:y1="2.716cm" svg:x2="0.636cm" svg:y2="2.665cm">
          <text:p/>
        </draw:line>
        <draw:line draw:style-name="gr1" draw:layer="layout" svg:x1="2.574cm" svg:y1="0.728cm" svg:x2="2.625cm" svg:y2="0.677cm">
          <text:p/>
        </draw:line>
        <draw:line draw:style-name="gr1" draw:layer="layout" svg:x1="2.822cm" svg:y1="0.479cm" svg:x2="2.873cm" svg:y2="0.428cm">
          <text:p/>
        </draw:line>
        <draw:line draw:style-name="gr1" draw:layer="layout" svg:x1="3.071cm" svg:y1="0.231cm" svg:x2="3.122cm" svg:y2="0.18cm">
          <text:p/>
        </draw:line>
        <draw:line draw:style-name="gr1" draw:layer="layout" svg:x1="1.579cm" svg:y1="0.728cm" svg:x2="1.629cm" svg:y2="0.677cm">
          <text:p/>
        </draw:line>
        <draw:line draw:style-name="gr1" draw:layer="layout" svg:x1="1.828cm" svg:y1="0.479cm" svg:x2="1.879cm" svg:y2="0.428cm">
          <text:p/>
        </draw:line>
        <draw:line draw:style-name="gr1" draw:layer="layout" svg:x1="2.076cm" svg:y1="0.231cm" svg:x2="2.126cm" svg:y2="0.18cm">
          <text:p/>
        </draw:line>
        <draw:line draw:style-name="gr1" draw:layer="layout" svg:x1="0.088cm" svg:y1="2.219cm" svg:x2="0.139cm" svg:y2="2.168cm">
          <text:p/>
        </draw:line>
        <draw:line draw:style-name="gr1" draw:layer="layout" svg:x1="0.337cm" svg:y1="1.97cm" svg:x2="0.388cm" svg:y2="1.919cm">
          <text:p/>
        </draw:line>
        <draw:line draw:style-name="gr1" draw:layer="layout" svg:x1="0.585cm" svg:y1="1.722cm" svg:x2="0.636cm" svg:y2="1.671cm">
          <text:p/>
        </draw:line>
        <draw:line draw:style-name="gr1" draw:layer="layout" svg:x1="0.088cm" svg:y1="1.225cm" svg:x2="0.139cm" svg:y2="1.174cm">
          <text:p/>
        </draw:line>
        <draw:line draw:style-name="gr1" draw:layer="layout" svg:x1="0.337cm" svg:y1="0.976cm" svg:x2="0.388cm" svg:y2="0.925cm">
          <text:p/>
        </draw:line>
        <draw:line draw:style-name="gr1" draw:layer="layout" svg:x1="0.585cm" svg:y1="0.728cm" svg:x2="0.636cm" svg:y2="0.677cm">
          <text:p/>
        </draw:line>
        <draw:line draw:style-name="gr1" draw:layer="layout" svg:x1="0.834cm" svg:y1="0.479cm" svg:x2="0.885cm" svg:y2="0.428cm">
          <text:p/>
        </draw:line>
        <draw:line draw:style-name="gr1" draw:layer="layout" svg:x1="1.082cm" svg:y1="0.231cm" svg:x2="1.132cm" svg:y2="0.18cm">
          <text:p/>
        </draw:line>
        <draw:line draw:style-name="gr1" draw:layer="layout" svg:x1="0.088cm" svg:y1="0.231cm" svg:x2="0.139cm" svg:y2="0.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4"/>
    <meta:generator>LibreOffice/4.3.3.2$Linux_x86 LibreOffice_project/430m0$Build-2</meta:generator>
  </office:meta>
</office:document-meta>
</file>